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paragraph-rsid="0027bd11"/>
    </style:style>
    <style:style style:name="P40" style:family="paragraph" style:parent-style-name="Standard">
      <style:text-properties officeooo:rsid="0027bd11" officeooo:paragraph-rsid="0027bd11"/>
    </style:style>
    <style:style style:name="P41" style:family="paragraph" style:parent-style-name="Standard">
      <style:text-properties officeooo:rsid="0029a4c4" officeooo:paragraph-rsid="0029a4c4"/>
    </style:style>
    <style:style style:name="P42" style:family="paragraph" style:parent-style-name="Standard">
      <style:text-properties officeooo:rsid="002a4946" officeooo:paragraph-rsid="002a4946"/>
    </style:style>
    <style:style style:name="P43"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4" style:family="paragraph" style:parent-style-name="Standard">
      <style:text-properties officeooo:rsid="001bd33e" officeooo:paragraph-rsid="001bd33e"/>
    </style:style>
    <style:style style:name="P45" style:family="paragraph" style:parent-style-name="Standard">
      <style:text-properties officeooo:rsid="001c785a" officeooo:paragraph-rsid="001c785a"/>
    </style:style>
    <style:style style:name="P46" style:family="paragraph" style:parent-style-name="Standard">
      <style:text-properties officeooo:rsid="001e0fe6" officeooo:paragraph-rsid="001e0fe6"/>
    </style:style>
    <style:style style:name="P47" style:family="paragraph" style:parent-style-name="Standard">
      <style:text-properties officeooo:rsid="0022d4e8" officeooo:paragraph-rsid="0022d4e8"/>
    </style:style>
    <style:style style:name="P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c785a"/>
    </style:style>
    <style:style style:name="P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1dfce"/>
    </style:style>
    <style:style style:name="P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a31c4"/>
    </style:style>
    <style:style style:name="P5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bc175"/>
    </style:style>
    <style:style style:name="P5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c3d6e"/>
    </style:style>
    <style:style style:name="P5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248564" officeooo:paragraph-rsid="00557e85" style:font-style-asian="italic" style:font-style-complex="italic"/>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8564"/>
    </style:style>
    <style:style style:name="P5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cbc7"/>
    </style:style>
    <style:style style:name="P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fa77"/>
    </style:style>
    <style:style style:name="P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5ed8b"/>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7bd11"/>
    </style:style>
    <style:style style:name="P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c4e93"/>
    </style:style>
    <style:style style:name="P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6f5af"/>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88faa"/>
    </style:style>
    <style:style style:name="P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bc175"/>
    </style:style>
    <style:style style:name="P6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79bd58"/>
    </style:style>
    <style:style style:name="P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2e36e7" officeooo:paragraph-rsid="002e36e7" style:font-style-asian="normal" style:font-style-complex="normal"/>
    </style:style>
    <style:style style:name="P6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c3d6e"/>
    </style:style>
    <style:style style:name="P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e1ee2"/>
    </style:style>
    <style:style style:name="P6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0efb6"/>
    </style:style>
    <style:style style:name="P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b62e6"/>
    </style:style>
    <style:style style:name="P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8da173"/>
    </style:style>
    <style:style style:name="P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457cc"/>
    </style:style>
    <style:style style:name="P7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c1d4e"/>
    </style:style>
    <style:style style:name="P7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0251d"/>
    </style:style>
    <style:style style:name="P7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1e30f"/>
    </style:style>
    <style:style style:name="P7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23436"/>
    </style:style>
    <style:style style:name="P7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bold" officeooo:rsid="0025ed8b" officeooo:paragraph-rsid="0070efb6" style:font-weight-asian="bold" style:font-weight-complex="bold"/>
    </style:style>
    <style:style style:name="P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af07bc" officeooo:paragraph-rsid="00af07bc" style:font-style-asian="normal" style:font-style-complex="normal"/>
    </style:style>
    <style:style style:name="P7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afe6b2" officeooo:paragraph-rsid="00afe6b2"/>
    </style:style>
    <style:style style:name="P7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1a86b" officeooo:paragraph-rsid="00b1a86b"/>
    </style:style>
    <style:style style:name="P7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2ddba" officeooo:paragraph-rsid="00b1a86b"/>
    </style:style>
    <style:style style:name="P8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55263" officeooo:paragraph-rsid="00b55263"/>
    </style:style>
    <style:style style:name="P8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6a865" officeooo:paragraph-rsid="00500938"/>
    </style:style>
    <style:style style:name="P8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6a865" officeooo:paragraph-rsid="00b6a865"/>
    </style:style>
    <style:style style:name="P8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7592c" officeooo:paragraph-rsid="00b7592c"/>
    </style:style>
    <style:style style:name="P8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792dc" officeooo:paragraph-rsid="00b792dc"/>
    </style:style>
    <style:style style:name="P8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80974" officeooo:paragraph-rsid="00b80974"/>
    </style:style>
    <style:style style:name="P8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97b52" officeooo:paragraph-rsid="00b97b52"/>
    </style:style>
    <style:style style:name="P8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bb5dbd" officeooo:paragraph-rsid="00bb5dbd"/>
    </style:style>
    <style:style style:name="P8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italic" officeooo:rsid="00bcfc04" officeooo:paragraph-rsid="00bcfc04" style:font-style-asian="italic" style:font-style-complex="italic"/>
    </style:style>
    <style:style style:name="P8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1bc25" officeooo:paragraph-rsid="00c1bc25"/>
    </style:style>
    <style:style style:name="P9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23a8d" officeooo:paragraph-rsid="00c23a8d"/>
    </style:style>
    <style:style style:name="P9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3ce82" officeooo:paragraph-rsid="00c3ce82"/>
    </style:style>
    <style:style style:name="P9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5cd34" officeooo:paragraph-rsid="00c5cd34"/>
    </style:style>
    <style:style style:name="P9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6ae53" officeooo:paragraph-rsid="00c6ae53"/>
    </style:style>
    <style:style style:name="P9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8803b" officeooo:paragraph-rsid="00c8803b"/>
    </style:style>
    <style:style style:name="P9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95185" officeooo:paragraph-rsid="00c95185"/>
    </style:style>
    <style:style style:name="P9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98487" officeooo:paragraph-rsid="00c95185"/>
    </style:style>
    <style:style style:name="P9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9e484" officeooo:paragraph-rsid="00c9e484"/>
    </style:style>
    <style:style style:name="P9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cacbfa" officeooo:paragraph-rsid="00cacbfa"/>
    </style:style>
    <style:style style:name="P9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08360" officeooo:paragraph-rsid="00d08360"/>
    </style:style>
    <style:style style:name="P10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1f705" officeooo:paragraph-rsid="00d1f705"/>
    </style:style>
    <style:style style:name="P10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3a36a" officeooo:paragraph-rsid="00d3a36a"/>
    </style:style>
    <style:style style:name="P10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5f927" officeooo:paragraph-rsid="00d5f927"/>
    </style:style>
    <style:style style:name="P10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71dfb" officeooo:paragraph-rsid="00d71dfb"/>
    </style:style>
    <style:style style:name="P10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b2619" officeooo:paragraph-rsid="00db2619"/>
    </style:style>
    <style:style style:name="P10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bd7e9" officeooo:paragraph-rsid="00dbd7e9"/>
    </style:style>
    <style:style style:name="P10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c9f93" officeooo:paragraph-rsid="00dc9f93"/>
    </style:style>
    <style:style style:name="P10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dd1128" officeooo:paragraph-rsid="00dd1128"/>
    </style:style>
    <style:style style:name="P10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dd1128" officeooo:paragraph-rsid="00dd1128" style:font-weight-asian="bold" style:font-weight-complex="bold"/>
    </style:style>
    <style:style style:name="P10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de2f83" officeooo:paragraph-rsid="00de2f83" style:font-weight-asian="bold" style:font-weight-complex="bold"/>
    </style:style>
    <style:style style:name="P11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df0540" officeooo:paragraph-rsid="00df0540" style:font-weight-asian="bold" style:font-weight-complex="bold"/>
    </style:style>
    <style:style style:name="P11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e093bd" officeooo:paragraph-rsid="00e093bd" style:font-weight-asian="bold" style:font-weight-complex="bold"/>
    </style:style>
    <style:style style:name="P11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e1fe0a" officeooo:paragraph-rsid="00e1fe0a" style:font-weight-asian="bold" style:font-weight-complex="bold"/>
    </style:style>
    <style:style style:name="P11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e36367" officeooo:paragraph-rsid="00e36367" style:font-weight-asian="bold" style:font-weight-complex="bold"/>
    </style:style>
    <style:style style:name="P11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e94b41" officeooo:paragraph-rsid="00e94b41" style:font-weight-asian="bold" style:font-weight-complex="bold"/>
    </style:style>
    <style:style style:name="P11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0efff63" officeooo:paragraph-rsid="00efff63" style:font-weight-asian="bold" style:font-weight-complex="bold"/>
    </style:style>
    <style:style style:name="P11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bold" officeooo:rsid="0100786c" officeooo:paragraph-rsid="0100786c" style:font-weight-asian="bold" style:font-weight-complex="bold"/>
    </style:style>
    <style:style style:name="P11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495d2" officeooo:paragraph-rsid="00e495d2"/>
    </style:style>
    <style:style style:name="P11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5de90" officeooo:paragraph-rsid="00e5de90"/>
    </style:style>
    <style:style style:name="P11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94b41" officeooo:paragraph-rsid="00e94b41"/>
    </style:style>
    <style:style style:name="P12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normal" officeooo:rsid="00e94b41" officeooo:paragraph-rsid="00e94b41" style:font-weight-asian="normal" style:font-weight-complex="normal"/>
    </style:style>
    <style:style style:name="P12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normal" officeooo:rsid="00f161a0" officeooo:paragraph-rsid="00f161a0" style:font-weight-asian="normal" style:font-weight-complex="normal"/>
    </style:style>
    <style:style style:name="P12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weight="normal" officeooo:rsid="00f3c35c" officeooo:paragraph-rsid="00f3c35c" style:font-weight-asian="normal" style:font-weight-complex="normal"/>
    </style:style>
    <style:style style:name="P12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a038f" officeooo:paragraph-rsid="00ea038f"/>
    </style:style>
    <style:style style:name="P12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b572a" officeooo:paragraph-rsid="00eb572a"/>
    </style:style>
    <style:style style:name="P12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d2368" officeooo:paragraph-rsid="00ed2368"/>
    </style:style>
    <style:style style:name="P12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d65dc" officeooo:paragraph-rsid="00ed65dc"/>
    </style:style>
    <style:style style:name="P12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25ed8b" officeooo:paragraph-rsid="0070efb6"/>
    </style:style>
    <style:style style:name="P12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efff63" officeooo:paragraph-rsid="00efff63"/>
    </style:style>
    <style:style style:name="P12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2e21d" officeooo:paragraph-rsid="00f2e21d"/>
    </style:style>
    <style:style style:name="P13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4f427" officeooo:paragraph-rsid="00f4f427"/>
    </style:style>
    <style:style style:name="P13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8c2e7" officeooo:paragraph-rsid="00f8c2e7"/>
    </style:style>
    <style:style style:name="P13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a36b4" officeooo:paragraph-rsid="00fa36b4"/>
    </style:style>
    <style:style style:name="P13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bd82a" officeooo:paragraph-rsid="00fbd82a"/>
    </style:style>
    <style:style style:name="P13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d1264" officeooo:paragraph-rsid="008da173"/>
    </style:style>
    <style:style style:name="P13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d1264" officeooo:paragraph-rsid="00fd1264"/>
    </style:style>
    <style:style style:name="P13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0feb7a1" officeooo:paragraph-rsid="00feb7a1"/>
    </style:style>
    <style:style style:name="P13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0786c" officeooo:paragraph-rsid="0100786c"/>
    </style:style>
    <style:style style:name="P13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1a9e1" officeooo:paragraph-rsid="0101a9e1"/>
    </style:style>
    <style:style style:name="P13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2f845" officeooo:paragraph-rsid="0102f845"/>
    </style:style>
    <style:style style:name="P14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40589" officeooo:paragraph-rsid="0102f845"/>
    </style:style>
    <style:style style:name="P14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40589" officeooo:paragraph-rsid="01040589"/>
    </style:style>
    <style:style style:name="P14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officeooo:rsid="01057fa4" officeooo:paragraph-rsid="01057fa4"/>
    </style:style>
    <style:style style:name="P14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cc6b36" officeooo:paragraph-rsid="00cc6b36"/>
    </style:style>
    <style:style style:name="P14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ccbd62" officeooo:paragraph-rsid="00ccbd62"/>
    </style:style>
    <style:style style:name="P14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ce08a9" officeooo:paragraph-rsid="00ce08a9"/>
    </style:style>
    <style:style style:name="P14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en" fo:country="US" officeooo:rsid="00da21c8" officeooo:paragraph-rsid="00da21c8"/>
    </style:style>
    <style:style style:name="P14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bcfc04" officeooo:paragraph-rsid="00bcfc04" style:font-style-asian="italic" style:font-style-complex="italic"/>
    </style:style>
    <style:style style:name="P14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bdaef9" officeooo:paragraph-rsid="00bdaef9" style:font-style-asian="italic" style:font-style-complex="italic"/>
    </style:style>
    <style:style style:name="P14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be7148" officeooo:paragraph-rsid="00be7148" style:font-style-asian="italic" style:font-style-complex="italic"/>
    </style:style>
    <style:style style:name="P150"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bf10d5" officeooo:paragraph-rsid="00bf10d5" style:font-style-asian="italic" style:font-style-complex="italic"/>
    </style:style>
    <style:style style:name="P151"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bf62c3" officeooo:paragraph-rsid="00bf62c3" style:font-style-asian="italic" style:font-style-complex="italic"/>
    </style:style>
    <style:style style:name="P152"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c01718" officeooo:paragraph-rsid="00c01718" style:font-style-asian="italic" style:font-style-complex="italic"/>
    </style:style>
    <style:style style:name="P153"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officeooo:rsid="00c12532" officeooo:paragraph-rsid="00c12532" style:font-style-asian="italic" style:font-style-complex="italic"/>
    </style:style>
    <style:style style:name="P15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fo:font-style="italic" fo:font-weight="bold" officeooo:rsid="00c12532" officeooo:paragraph-rsid="00c12532" style:font-style-asian="italic" style:font-weight-asian="bold" style:font-style-complex="italic" style:font-weight-complex="bold"/>
    </style:style>
    <style:style style:name="P15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cfa794" officeooo:paragraph-rsid="00cfa794"/>
    </style:style>
    <style:style style:name="P15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d8498f" officeooo:paragraph-rsid="00d8498f"/>
    </style:style>
    <style:style style:name="P157"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ea038f" officeooo:paragraph-rsid="00ea038f"/>
    </style:style>
    <style:style style:name="P158"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8c2e7" officeooo:paragraph-rsid="00f8c2e7"/>
    </style:style>
    <style:style style:name="P159"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uk" fo:country="UA" officeooo:rsid="00fad4d8" officeooo:paragraph-rsid="00fad4d8"/>
    </style:style>
    <style:style style:name="P1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f8c2e7" officeooo:paragraph-rsid="00f8c2e7"/>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2a4cf3"/>
    </style:style>
    <style:style style:name="T13" style:family="text">
      <style:text-properties officeooo:rsid="00b4094c"/>
    </style:style>
    <style:style style:name="T14" style:family="text">
      <style:text-properties officeooo:rsid="00b475fa"/>
    </style:style>
    <style:style style:name="T15" style:family="text">
      <style:text-properties officeooo:rsid="00b55263"/>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language="ru" fo:country="RU"/>
    </style:style>
    <style:style style:name="T19" style:family="text">
      <style:text-properties fo:language="ru" fo:country="RU" officeooo:rsid="00c01718"/>
    </style:style>
    <style:style style:name="T20" style:family="text">
      <style:text-properties fo:language="ru" fo:country="RU" fo:font-weight="bold" style:font-weight-asian="bold" style:font-weight-complex="bold"/>
    </style:style>
    <style:style style:name="T21" style:family="text">
      <style:text-properties officeooo:rsid="00c3ce82"/>
    </style:style>
    <style:style style:name="T22" style:family="text">
      <style:text-properties fo:language="uk" fo:country="UA"/>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officeooo:rsid="00d50980"/>
    </style:style>
    <style:style style:name="T26" style:family="text">
      <style:text-properties officeooo:rsid="00d68f3b"/>
    </style:style>
    <style:style style:name="T27" style:family="text">
      <style:text-properties officeooo:rsid="00d71dfb"/>
    </style:style>
    <style:style style:name="T28" style:family="text">
      <style:text-properties officeooo:rsid="00ff8e23"/>
    </style:style>
    <style:style style:name="T29" style:family="text">
      <style:text-properties officeooo:rsid="010449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6">+</text:p>
      <text:p text:style-name="P64"/>
      <text:p text:style-name="P64"/>
      <text:p text:style-name="P64"/>
      <text:p text:style-name="P49"/>
      <text:p text:style-name="P44"/>
      <text:p text:style-name="P44">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77">конвеер продолжения рода наверно.</text:p>
      <text:p text:style-name="P77">защита моей семьи. хз.</text:p>
      <text:p text:style-name="P48"/>
      <text:p text:style-name="P48"/>
      <text:p text:style-name="P23"/>
      <text:p text:style-name="P2"/>
      <text:p text:style-name="P45">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77">ну.... все вещи в доме держит в чистоте. </text:p>
      <text:p text:style-name="P77">воюет с дибильными решениями где-то там на своём маленьком уровне.</text:p>
      <text:p text:style-name="P77">не знаю что тебе сказать. личность тупая но верная. по крайней мере пока тему бросания наркоты не затронешь.</text:p>
      <text:p text:style-name="P77">не понимает что такое вредность шоколада и прочего дерьма. постоянно это тащит в дом.</text:p>
      <text:p text:style-name="P50"/>
      <text:p text:style-name="P50"/>
      <text:p text:style-name="P2"/>
      <text:p text:style-name="P45">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3"/>
      <text:p text:style-name="P78">я уже её 3000 раз изучал. шарики блядь. работа. немецкий латынь греческий. самомнение. вязание шитьё платья и снова шарики. телевизор. говно по телеку под видом политики. консюмеризм. желание потратить последние деньги на перспективу даже несмотря на то что она не знает куда надо. я не знаю что тебе сказать. я не анализировал её немецкий. и она тоже. точнее нет. анализировал. и понял что надо сделать ей авторскую школу. но она забила болт и дальше бубнит о бедности. </text:p>
      <text:p text:style-name="P78">я хз. и родственники у неё воры.</text:p>
      <text:p text:style-name="P79">я хуй его знает что тебе сказать. я ужже точно такой же анализ делал. проблема в том что 10 лет назад мне надо было помочь разобраться в том куда мне идти. и я столкнулся с тем что она сама не знает, куда ей идти, не то что мне. и теперь я ей не доверяю. потому что куда бы я не пошёл - от неё только вопли "ты идешь не туда". не знаю что ещё сказать</text:p>
      <text:p text:style-name="P79">привила в дом этого дибила. который мне жизнь испортил.<text:span text:style-name="T13"> своими истинами.</text:span><text:span text:style-name="T14"> которые были не истинами а мнениями алкаша физкультурника.</text:span><text:span text:style-name="T15"> а её мнения жто мнения курилки филологЫни. училки младших классов и дуры читающей свещенникам латынь за 5 гривен в год.</text:span></text:p>
      <text:p text:style-name="P79"/>
      <text:p text:style-name="P80">вот вот. за идею. птица фрилансер блядь.</text:p>
      <text:p text:style-name="P80"/>
      <text:p text:style-name="P80">да. </text:p>
      <text:p text:style-name="P80"/>
      <text:p text:style-name="P80">у меня всё. "мать героиня" превратилась в "первую куда пошлют".</text:p>
      <text:p text:style-name="P80"/>
      <text:p text:style-name="P80">угу.</text:p>
      <text:p text:style-name="P54"/>
      <text:p text:style-name="P54"/>
      <text:p text:style-name="P23"/>
      <text:p text:style-name="P23"/>
      <text:p text:style-name="P46">Вопрос №5.</text:p>
      <text:p text:style-name="P5">Что бы ты сделал в рамках этой вещи такого, что если б появилась возможность сделать снова – ты сделал бы то же самое <text:span text:style-name="T12">(хоть сотню раз)</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1">уехал бы от неё в 20 лет. и раньше бы тоже уехал. я не хотел чтоб в моей голове отложилось её ложное мировоззрение о том что вредно и что нужно в жизни.</text:p>
      <text:p text:style-name="P82">это не работает. это привело её к тому что у неё есть сейчас. </text:p>
      <text:p text:style-name="P82">и всех кого я видел кто практиковал похожие мнения это привело туда же.</text:p>
      <text:p text:style-name="P82">когда я был в хмельницком я делал всё КРОМЕ её мнения. и только по этому у меня был дом и семья. а её мнение привело её к отсутствию личного дома (она ведь его не купила а выиграла в лотерею по сути) и отсутствию семьи (её все бросили. муж. родители. братья. сёстры. подруги. все).</text:p>
      <text:p text:style-name="P82"/>
      <text:p text:style-name="P82">отлично. ты понял что ты исправляешь.</text:p>
      <text:p text:style-name="P82"/>
      <text:p text:style-name="P82">и она мне постоянно дарит какую-то фигню. но я это вечно воспринимаю как навязывание её мира. и выбрасываю и в ноль не ставлю эти вещи.</text:p>
      <text:p text:style-name="P82"/>
      <text:p text:style-name="P82">... об этом поговорим попозже. пойди сьешь кусок шоколада. последний.</text:p>
      <text:p text:style-name="P82"/>
      <text:p text:style-name="P82">пускай сама ест - это вредно.</text:p>
      <text:p text:style-name="P82"/>
      <text:p text:style-name="P82">вредно повторение. а не единичный случай.</text:p>
      <text:p text:style-name="P82"/>
      <text:p text:style-name="P82">...</text:p>
      <text:p text:style-name="P82"/>
      <text:p text:style-name="P82">ты не дал ей дневник. потому что думал она тебя будет использовать и унижать за то во что ты веришь как она всегда делала. так и было. и было бы. </text:p>
      <text:p text:style-name="P82"/>
      <text:p text:style-name="P82">я ей дал дневник вообще-то. у неё инструкции были в блокноте. она их перечеркнула и засунула себе в задницу.</text:p>
      <text:p text:style-name="P82"/>
      <text:p text:style-name="P83">я почеум-то вспомнил как ты ебал Олю. мордой в подушку. и я тут подумал... может и у твоей мамы было то же... когда-то.</text:p>
      <text:p text:style-name="P83">т.е. вряд ли она девственница.</text:p>
      <text:p text:style-name="P83">подумай.</text:p>
      <text:p text:style-name="P83">в 33 у неё был муж. и ты.</text:p>
      <text:p text:style-name="P83">когда тебе было 12 (вроде) у неё был Арам. ты слышал как они ебались. что он ей палец в жопу при тебе засовывал со свистом. типа шутка.</text:p>
      <text:p text:style-name="P83">я помню этот её "виктор сергеевич" тоже её ебал по сути два года пока она его не выгнала.</text:p>
      <text:p text:style-name="P83">это уже три.</text:p>
      <text:p text:style-name="P83">давай так навскидку. значит. фотку её в детстве ты видел. наглая малолетка. и муж думал что меня нагуляли. т.е. до 33 лет её явно тоже ктото ебал. </text:p>
      <text:p text:style-name="P83"/>
      <text:p text:style-name="P83">ок.</text:p>
      <text:p text:style-name="P83"/>
      <text:p text:style-name="P83">был этот Марик вроде который не знаю спали они или нет но вы ходили к нему домой. а баба с сыном если идёт к кому-то домой то там секс явно был. иначе какого хера ей идти. так?</text:p>
      <text:p text:style-name="P83"/>
      <text:p text:style-name="P83">да.</text:p>
      <text:p text:style-name="P83">фу блядь ну и сброд.</text:p>
      <text:p text:style-name="P83"/>
      <text:p text:style-name="P83">вот вот. тут переборчивостью и не пахнет. все кто предложит и настоит её ебали. как у Ольки. хочу секса и особо не морочусь.</text:p>
      <text:p text:style-name="P83"/>
      <text:p text:style-name="P83">ок</text:p>
      <text:p text:style-name="P83"/>
      <text:p text:style-name="P83">она читает лекции священникам. её работа ломать парней. это так навскидку. но ты оценил что даже учитывая что тебе никогда с ней секс не показывали - у неё он явно был. побольше раз чем нужно было для того чтоб зачать тебя. ты думаешь она как на помидоры ездила её там не ебали ? в кустах блядь? пионеры какие-то? ты думаешь она просто так ищет чувака с нунчаками в одноклассниках? это ж видно блядь. чувак. клинья к ней подбивали ещё парней 10. вопрос в том что это ни к чему не приводило. она же типа "папина дочка, всеми любимая умная и всегда права". ты ж помнишь как дед к тебе относился. "всегда прав". <text:s/>и к ней так же. он был ветераном. а значит военным. а значит стрелял в людей. а значит ему было похуй на чью-то жизнь если она противоречила идее которая ему не похуй.</text:p>
      <text:p text:style-name="P83">это так, навскидку.</text:p>
      <text:p text:style-name="P83">поверь. ты единственный в этой семье кто ставит жизнь человека выше его будущего. кто может изменить будущее человека если видит что он идёт на обрыв. ни один из твоих родственников включая её на это не способен. обычно у вас философия "добить". </text:p>
      <text:p text:style-name="P83"/>
      <text:p text:style-name="P83">ок... и у неё?</text:p>
      <text:p text:style-name="P83"/>
      <text:p text:style-name="P83">у неё - толкнуть его на самоубийство. один хер.</text:p>
      <text:p text:style-name="P54"/>
      <text:p text:style-name="P83">ок</text:p>
      <text:p text:style-name="P83"/>
      <text:p text:style-name="P83">тут всё. это всего лишь 5й вопрос. всё будет. не беспокойся. полотенце только постели под лицо. а то тебя уже обсыпало.</text:p>
      <text:p text:style-name="P83"/>
      <text:p text:style-name="P84">* постелил себе и мусе полотенца</text:p>
      <text:p text:style-name="P84"/>
      <text:p text:style-name="P84">вот вот. типичный пример воспитания мамы. себе и ближнему. 50 / 50. себе телефон - ближнему телефон.</text:p>
      <text:p text:style-name="P84"/>
      <text:p text:style-name="P84">дурацкое мировоззрение. у неё ведь другие проекты.</text:p>
      <text:p text:style-name="P84"/>
      <text:p text:style-name="P84">да. но принцип хороший. по жизни. если б не он она бы воровала у тебя. и у тебя бы не было того что есть у неё.</text:p>
      <text:p text:style-name="P84"/>
      <text:p text:style-name="P84">у меня и так нету. </text:p>
      <text:p text:style-name="P84"/>
      <text:p text:style-name="P84">не знаю.</text:p>
      <text:p text:style-name="P84">у меня всё.</text:p>
      <text:p text:style-name="P84">и бабы все твои лишь потому с тобой что ты относишься к ним как к ней. всегда права, всё что себе - даю тебе и т.п.</text:p>
      <text:p text:style-name="P84"/>
      <text:p text:style-name="P84">т.е. пьявки</text:p>
      <text:p text:style-name="P84"/>
      <text:p text:style-name="P84">нет. </text:p>
      <text:p text:style-name="P84"/>
      <text:p text:style-name="P84">а кто блядь??</text:p>
      <text:p text:style-name="P84"/>
      <text:p text:style-name="P84">пьявки сосут столько сколько им надо. а те кто просят половину твоей крови это... я даже не знаю как их назвать. нищие духом твари.</text:p>
      <text:p text:style-name="P84"/>
      <text:p text:style-name="P84">наверно. не знаю. блядь я охуел. жена дядьки вышла замуж за сука отца её мужа... просто жопа.</text:p>
      <text:p text:style-name="P84"/>
      <text:p text:style-name="P84">да. жопа.</text:p>
      <text:p text:style-name="P84"/>
      <text:p text:style-name="P84">та пиздец какая жопа.</text:p>
      <text:p text:style-name="P84"/>
      <text:p text:style-name="P84">и твоя Ирка такая же.</text:p>
      <text:p text:style-name="P84"/>
      <text:p text:style-name="P84">читай шизанутая....</text:p>
      <text:p text:style-name="P84">мне нужны майндмапы.</text:p>
      <text:p text:style-name="P84"/>
      <text:p text:style-name="P84">да. очень. приедет процессор, включится комп, забекапишь всё на флешку и тогда живи как хочешь.</text:p>
      <text:p text:style-name="P84"/>
      <text:p text:style-name="P84">к</text:p>
      <text:p text:style-name="P1"/>
      <text:p text:style-name="P46">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5">притягиваются проблемы цель которых "научить меня выжывать".</text:p>
      <text:p text:style-name="P85">я вполне могу постоять за себя. но ей мало. она хочет прибыль. за счёт выживания.</text:p>
      <text:p text:style-name="P85">она хочет куски чужих тортов. как и все её родственники.</text:p>
      <text:p text:style-name="P85">это так навскидку. но я не знаю что тебе сказать.</text:p>
      <text:p text:style-name="P85">я могу добавить проект "выживание". но я уже скажу. что выживание это не жизнь. что это поиск из того что есть того что нужно. это инжениринг по сути.</text:p>
      <text:p text:style-name="P85">даже если речь о социальных каких-то вещах</text:p>
      <text:p text:style-name="P85"/>
      <text:p text:style-name="P85">ок. <text:span text:style-name="T16">выживание </text:span><text:span text:style-name="T17">в проекты.</text:span></text:p>
      <text:p text:style-name="P85"><text:span text:style-name="T17"/></text:p>
      <text:p text:style-name="P85"><text:span text:style-name="T17">к</text:span></text:p>
      <text:p text:style-name="P85"><text:span text:style-name="T17"/></text:p>
      <text:p text:style-name="P85"><text:span text:style-name="T17">сейчас. сразу. пока не забыл.</text:span></text:p>
      <text:p text:style-name="P85"><text:span text:style-name="T17"/></text:p>
      <text:p text:style-name="P85"><text:span text:style-name="T17">к</text:span></text:p>
      <text:p text:style-name="P54"/>
      <text:p text:style-name="P54"/>
      <text:p text:style-name="P21"/>
      <text:p text:style-name="P46">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6">не знаю. сьесть шоколада и прочей дряни.</text:p>
      <text:p text:style-name="P86">которая не делает "хорошо". а просто перетягивает кривую "хорошести" всю на сейчас. типа щас хорошо а потом хуёво.</text:p>
      <text:p text:style-name="P86">т.е. моя цель поднять кривую.но методы у меня только наркотические</text:p>
      <text:p text:style-name="P86"/>
      <text:p text:style-name="P86">ты нашел вообще-то майндмапы как замену этому. не понимаю что случилось. запиши себе "<text:span text:style-name="T16">поиски того чтоб мне было хорошо"</text:span></text:p>
      <text:p text:style-name="P86"><text:span text:style-name="T17"/></text:p>
      <text:p text:style-name="P86"><text:span text:style-name="T17">гештальт типа?</text:span></text:p>
      <text:p text:style-name="P86"><text:span text:style-name="T17"/></text:p>
      <text:p text:style-name="P86"><text:span text:style-name="T17">да. и в гештальте говорили. знать себя. знать что ты любишь какао и т.п. эти вещи надо изучать.</text:span></text:p>
      <text:p text:style-name="P86"><text:span text:style-name="T17"/></text:p>
      <text:p text:style-name="P86"><text:span text:style-name="T17">к</text:span></text:p>
      <text:p text:style-name="P86"><text:span text:style-name="T17"/></text:p>
      <text:p text:style-name="P54"/>
      <text:p text:style-name="P54"/>
      <text:p text:style-name="P1"/>
      <text:p text:style-name="P46">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7">лингвистику подтяни и всё.</text:p>
      <text:p text:style-name="P87">и станешь для неё богом.</text:p>
      <text:p text:style-name="P87">языки выучи. все которые хотел. своими майндмапами.</text:p>
      <text:p text:style-name="P87">5 звёзд сразу.</text:p>
      <text:p text:style-name="P87"/>
      <text:p text:style-name="P87">к</text:p>
      <text:p text:style-name="P54"/>
      <text:p text:style-name="P54"/>
      <text:p text:style-name="P1"/>
      <text:p text:style-name="P47">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47">фонд <text:span text:style-name="T18">помощи стареньким мамам типа?</text:span></text:p>
      <text:p text:style-name="P147"><text:span text:style-name="T18">пенсионный фонд блядь. а я во главе. угу.</text:span></text:p>
      <text:p text:style-name="P147"><text:span text:style-name="T18">делай карты короче. все. и забей на гештальт. хватит с тебя проектов. делай видео своих карт и всё.</text:span></text:p>
      <text:p text:style-name="P88">я могу тебя вести. но я не хочу чтоб ты был бедным. просто подумай наперёд. стоит ли тебе быть этим... человеком помогающим маме за свой счёт. это фонд чувак.</text:p>
      <text:p text:style-name="P88"/>
      <text:p text:style-name="P88">что. проект ВГ?</text:p>
      <text:p text:style-name="P88"/>
      <text:p text:style-name="P88">да.</text:p>
      <text:p text:style-name="P88"/>
      <text:p text:style-name="P88">пенсионный фонд?</text:p>
      <text:p text:style-name="P88"/>
      <text:p text:style-name="P88">да.</text:p>
      <text:p text:style-name="P88"/>
      <text:p text:style-name="P88">у неё ведь есть комната. в которую я могу кидать сколько хочу.</text:p>
      <text:p text:style-name="P88"/>
      <text:p text:style-name="P88">тем не менее. ты не кидаешь. не открываешь депозиты. поверь. если б ВГ тянуло ты б гештальт не ставил. но ты так завысил планку что сам блядь не знаешь откуда теперь тебе взять ресурсы. серьёзно. имеешь 40 проектов и ни один не приносит ни изменений в мире ни какой либо пользы и денег. типа блядь. сколько можно.</text:p>
      <text:p text:style-name="P53"/>
      <text:p text:style-name="P148">т.е. что</text:p>
      <text:p text:style-name="P148"/>
      <text:p text:style-name="P148">т.е. ВГ нихера не апгрейдит все груп<text:span text:style-name="T18">пы сразу. проекты сами себе открывают депозиты. и от этого ни один из них не работает. может тебе стоит помимо кидания в них инструментов кидать в них активы.</text:span></text:p>
      <text:p text:style-name="P148"><text:span text:style-name="T18"/></text:p>
      <text:p text:style-name="P148"><text:span text:style-name="T18">равномерно типа? я ж имел блядь 30 депозитов. по 1 копейке.</text:span></text:p>
      <text:p text:style-name="P148"><text:span text:style-name="T18"/></text:p>
      <text:p text:style-name="P148"><text:span text:style-name="T18">вот и скажи мне теперь плиз. к какому проекту они относятся?</text:span></text:p>
      <text:p text:style-name="P148"><text:span text:style-name="T18"/></text:p>
      <text:p text:style-name="P148"><text:span text:style-name="T18">что ты намекаешь что надо все депозиты открывать на имя группы и разделять все дивиденды между всеми проектами?</text:span></text:p>
      <text:p text:style-name="P148"><text:span text:style-name="T18"/></text:p>
      <text:p text:style-name="P148"><text:span text:style-name="T18">мейби. подумай об этом. хуже не будет.</text:span></text:p>
      <text:p text:style-name="P148"><text:span text:style-name="T18"/></text:p>
      <text:p text:style-name="P149"><text:span text:style-name="T18">угу а потом начнётся. кто кому сколько должен. их уже столько что я сам путаюсь. хз чувак.</text:span></text:p>
      <text:p text:style-name="P149"><text:span text:style-name="T18"/></text:p>
      <text:p text:style-name="P150"><text:span text:style-name="T18">деньги у проектов общие да? мне это не нравится. как по мне желание халявы.</text:span></text:p>
      <text:p text:style-name="P150"><text:span text:style-name="T18"/></text:p>
      <text:p text:style-name="P150"><text:span text:style-name="T18">как по мне ты не понимаешь сути жизни. кормить своих рыбок блин. которые тебя радуют и приносят пользу. вот представь. у тебя аквариум с пираньями. и ты их юзаешь чтоб избавляться от тел. но ведь когда тел нету их всё равно надо кормить? или ты будешь думать "пусть дохнут пираньи а когда будут тела - я куплю новых пираний"?</text:span></text:p>
      <text:p text:style-name="P150"><text:span text:style-name="T18"/></text:p>
      <text:p text:style-name="P150"><text:span text:style-name="T18">... т.е. ты продвигаешь идею саппортить убыточные проекты из кармана группы с мыслью мол "рано или поздно они пригодятся"</text:span></text:p>
      <text:p text:style-name="P150"><text:span text:style-name="T18"/></text:p>
      <text:p text:style-name="P150"><text:span text:style-name="T18">да.</text:span></text:p>
      <text:p text:style-name="P150"><text:span text:style-name="T18"/></text:p>
      <text:p text:style-name="P150"><text:span text:style-name="T18">т.е. мать - убыточный проект.</text:span></text:p>
      <text:p text:style-name="P150"><text:span text:style-name="T18"/></text:p>
      <text:p text:style-name="P150"><text:span text:style-name="T18">да.</text:span></text:p>
      <text:p text:style-name="P150"><text:span text:style-name="T18"/></text:p>
      <text:p text:style-name="P150"><text:span text:style-name="T18">.... не знаю чувак.</text:span></text:p>
      <text:p text:style-name="P150"><text:span text:style-name="T18"/></text:p>
      <text:p text:style-name="P150"><text:span text:style-name="T18">убыточное всё. даже жизнь убыточна. вопрос в том сколько пользы она приносит. это специалисты чувак. на зарплате. каждый круг это работник группы по сути. он должен иметь всё что нужно и быть готов к работе в любой момент. я не верю в ... я ни во что не верю. я верю лишь в то что когда твоим проектам нужна помощь (донат) ты говоришь им "ждите год пока у меня не появится". вспомни ты так и багеты отложил. лишь потому что ты не знаешь куда их притулить.</text:span></text:p>
      <text:p text:style-name="P150"><text:span text:style-name="T18"/></text:p>
      <text:p text:style-name="P150"><text:span text:style-name="T18">и не зря.</text:span></text:p>
      <text:p text:style-name="P150"><text:span text:style-name="T18"/></text:p>
      <text:p text:style-name="P150"><text:span text:style-name="T18">так может блин назови багеты как-то... серьёзно. на каждый проект по 2 гривны открой депозиты и всё.</text:span></text:p>
      <text:p text:style-name="P150"><text:span text:style-name="T18"/></text:p>
      <text:p text:style-name="P150"><text:span text:style-name="T18">....</text:span></text:p>
      <text:p text:style-name="P150"><text:span text:style-name="T18"/></text:p>
      <text:p text:style-name="P150"><text:span text:style-name="T18">в привате. почему я тебя должен уговаривать?</text:span></text:p>
      <text:p text:style-name="P150"><text:span text:style-name="T18"/></text:p>
      <text:p text:style-name="P150"><text:span text:style-name="T18">потому что она свои мне не даёт а с моих так сразу открой дивиденды блядь.</text:span></text:p>
      <text:p text:style-name="P150"><text:span text:style-name="T18"/></text:p>
      <text:p text:style-name="P150"><text:span text:style-name="T18">...</text:span></text:p>
      <text:p text:style-name="P150"><text:span text:style-name="T18"/></text:p>
      <text:p text:style-name="P150"><text:span text:style-name="T18">проект должен делиться с группой доходами. а не быть сука на подаянии. и параллельно иметь работу.</text:span></text:p>
      <text:p text:style-name="P150"><text:span text:style-name="T18"/></text:p>
      <text:p text:style-name="P150"><text:span text:style-name="T18">поверь если б она была накормлена она б все бабки отдавала тебе. простой инстинкт самосохранения. мол "что я буду делать если сергей мои 25-30 тысяч проебёт".</text:span></text:p>
      <text:p text:style-name="P150"><text:span text:style-name="T18">подумай. тыща долларов блин. и она трясётся над ней "и то надо и то надо и арбуз и всё остальное".</text:span></text:p>
      <text:p text:style-name="P150"><text:span text:style-name="T18"/></text:p>
      <text:p text:style-name="P150"><text:span text:style-name="T18">так что мне теперь блядь 20 карт Приват Банка открыть? по одной на каждый проект?</text:span></text:p>
      <text:p text:style-name="P150"><text:span text:style-name="T18"/></text:p>
      <text:p text:style-name="P150"><text:span text:style-name="T18">ну ты так и хотел, в чём проблема.</text:span></text:p>
      <text:p text:style-name="P150"><text:span text:style-name="T18"/></text:p>
      <text:p text:style-name="P150"><text:span text:style-name="T18">хз. не знаю мутно это.</text:span></text:p>
      <text:p text:style-name="P150"><text:span text:style-name="T18"/></text:p>
      <text:p text:style-name="P151"><text:span text:style-name="T18">это мутно только если ты не контролируешь активы этого проекта. если проект живёт двойной жизнью. а так...</text:span></text:p>
      <text:p text:style-name="P151"><text:span text:style-name="T18"/></text:p>
      <text:p text:style-name="P151"><text:span text:style-name="T18">мне нечего распределять понимаешь ты это или нет?</text:span></text:p>
      <text:p text:style-name="P151"><text:span text:style-name="T18"/></text:p>
      <text:p text:style-name="P151"><text:span text:style-name="T18">ПОТОМУ И НЕЧЕГО. ЧТО ТЫ НЕ КОРМИШЬ СВОИХ РЫБОК. ТЫ ТУПО ЗАБЫВАЕШЬ О НИХ.</text:span></text:p>
      <text:p text:style-name="P151"><text:span text:style-name="T18"/></text:p>
      <text:p text:style-name="P151"><text:span text:style-name="T18">................ т.е. ты говоришь что типа если я открою по карте на каждый проект то всё у меня будет окей.</text:span></text:p>
      <text:p text:style-name="P151"><text:span text:style-name="T18"/></text:p>
      <text:p text:style-name="P151"><text:span text:style-name="T18">да.</text:span></text:p>
      <text:p text:style-name="P151"><text:span text:style-name="T18"/></text:p>
      <text:p text:style-name="P151"><text:span text:style-name="T18">но ты меня не слышишь. каждый из этих проектов это юр лицо. со своими проблемами, инструментами, станками и т.д.</text:span><text:span text:style-name="T19"> ты должен мне сказать почему ....</text:span></text:p>
      <text:p text:style-name="P151"><text:span text:style-name="T19"/></text:p>
      <text:p text:style-name="P152"><text:span text:style-name="T18">я просто хочу сказать что помимо открывания депозитов на "их" деньги тебе нужно ещё депозит за счёт группы на них открыть и всё.</text:span></text:p>
      <text:p text:style-name="P152"><text:span text:style-name="T18"/></text:p>
      <text:p text:style-name="P152"><text:span text:style-name="T18">без базара. дай мне сука 30 тыщ и всё. и будет блин по 50 гривен на проект в месяц.</text:span></text:p>
      <text:p text:style-name="P152"><text:span text:style-name="T18"/></text:p>
      <text:p text:style-name="P152"><text:span text:style-name="T18">.... вот вот. вот именно. "дай". ты как только у группы будут такие деньги сразу открой.</text:span></text:p>
      <text:p text:style-name="P152"><text:span text:style-name="T18"/></text:p>
      <text:p text:style-name="P152"><text:span text:style-name="T18">ГРУППА ПОКУПАЕТ ОБОРУДОВАНИЕ. ТАК ЗАПЛАНИРОВАНО.</text:span></text:p>
      <text:p text:style-name="P152"><text:span text:style-name="T18"/></text:p>
      <text:p text:style-name="P152"><text:span text:style-name="T18">т.е. группа маме покупает смартфон так?</text:span></text:p>
      <text:p text:style-name="P152"><text:span text:style-name="T18"/></text:p>
      <text:p text:style-name="P152"><text:span text:style-name="T18">да.</text:span></text:p>
      <text:p text:style-name="P152"><text:span text:style-name="T18"/></text:p>
      <text:p text:style-name="P152"><text:span text:style-name="T18">и машину?</text:span></text:p>
      <text:p text:style-name="P152"><text:span text:style-name="T18"/></text:p>
      <text:p text:style-name="P152"><text:span text:style-name="T18">... да...</text:span></text:p>
      <text:p text:style-name="P152"><text:span text:style-name="T18"/></text:p>
      <text:p text:style-name="P152"><text:span text:style-name="T18">а за какой шиш им надо машину саппортить это тебя не ебёт да? как училка немецкого в младшей школе будет платить налоги, бензин, платить за ремонты этого ланоса и т.п.</text:span></text:p>
      <text:p text:style-name="P152"><text:span text:style-name="T18"/></text:p>
      <text:p text:style-name="P152"><text:span text:style-name="T18">......................</text:span></text:p>
      <text:p text:style-name="P152"><text:span text:style-name="T18"/></text:p>
      <text:p text:style-name="P152"><text:span text:style-name="T18">ей не по карману. равно как когда тебе дарят футболку но не дарят вешалку. здесь депозит это вешалка.</text:span></text:p>
      <text:p text:style-name="P152"><text:span text:style-name="T18"/></text:p>
      <text:p text:style-name="P152"><text:span text:style-name="T18">... не знаю. если она даст доступ к своей карте то посмотрим.</text:span></text:p>
      <text:p text:style-name="P152"><text:span text:style-name="T18"/></text:p>
      <text:p text:style-name="P152"><text:span text:style-name="T18">брат. у неё там ничего нету. серьёзно. 2 штуки в месяц. это депозит. на... щас тебе скажу. 400 штук. и всё. все её доходы твои.</text:span></text:p>
      <text:p text:style-name="P152"><text:span text:style-name="T18"/></text:p>
      <text:p text:style-name="P153">...</text:p>
      <text:p text:style-name="P153"/>
      <text:p text:style-name="P153">вот Мусе надо еду блин и таблетки раз в год... и раз в пару лет средства от блох, р<text:span text:style-name="T18">ыбу и т.п. а ещё ей надо тех кто ей это будет дозировать. сиделку по сути.</text:span></text:p>
      <text:p text:style-name="P153"><text:span text:style-name="T18">сиделке надо платить. серьёзно чувак. деньги можно юзать чтоб приводить в движение проект.</text:span></text:p>
      <text:p text:style-name="P153"><text:span text:style-name="T18">крутить ручку.</text:span></text:p>
      <text:p text:style-name="P153"><text:span text:style-name="T18"/></text:p>
      <text:p text:style-name="P153"><text:span text:style-name="T18">а я говорю что если проект требует денег для кручения ручки он не продуман до конца. т.е. ладно. если круг продумает то может и открою ей депозит. как открываю антиквару.</text:span></text:p>
      <text:p text:style-name="P153"><text:span text:style-name="T18"/></text:p>
      <text:p text:style-name="P153"><text:span text:style-name="T18">ТЫ НЕ ОТКРЫЛ АНТИКВАРУ. АНТИКВАР САМ СЕБЕ ОТКРЫВАЕТ ВРЕМЯ ОТ ВРЕМЕНИ.</text:span></text:p>
      <text:p text:style-name="P153"><text:span text:style-name="T18"/></text:p>
      <text:p text:style-name="P153"><text:span text:style-name="T18">... хз.</text:span></text:p>
      <text:p text:style-name="P153"><text:span text:style-name="T18"/></text:p>
      <text:p text:style-name="P153"><text:span text:style-name="T18">у меня всё.</text:span></text:p>
      <text:p text:style-name="P153"><text:span text:style-name="T18">подредактируй это</text:span></text:p>
      <text:p text:style-name="P153"><text:span text:style-name="T18"/></text:p>
      <text:p text:style-name="P153"><text:span text:style-name="T18">группа покупает инструменты. по моему щас это прожигание.</text:span></text:p>
      <text:p text:style-name="P153"><text:span text:style-name="T18"/></text:p>
      <text:p text:style-name="P153"><text:span text:style-name="T18">запиши себе.</text:span></text:p>
      <text:p text:style-name="P154"><text:span text:style-name="T18">ВГ должно открывать депозиты за свой счёт на каждый из проектов. Помимо депозитов которые проекты открывают для себя за свои деньги.</text:span></text:p>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9">Мама.</text:p>
      <text:p text:style-name="P89">Родила. </text:p>
      <text:p text:style-name="P89">Воспитала.</text:p>
      <text:p text:style-name="P89">Ляля тополя.</text:p>
      <text:p text:style-name="P89">Должен</text:p>
      <text:p text:style-name="P89">Неси крест.</text:p>
      <text:p text:style-name="P89">Учись.</text:p>
      <text:p text:style-name="P89">Будь Мессией</text:p>
      <text:p text:style-name="P89">И давай мне деньги.</text:p>
      <text:p text:style-name="P89">Вот и вся её политика.</text:p>
      <text:p text:style-name="P89">Будь всем что не бесплатно блядь. в плане энергии или денег.</text:p>
      <text:p text:style-name="P89"/>
      <text:p text:style-name="P90">ты себя прогонял через круг?</text:p>
      <text:p text:style-name="P90"/>
      <text:p text:style-name="P90">нет.</text:p>
      <text:p text:style-name="P90"/>
      <text:p text:style-name="P90">а если б прогнал что бы ты увидел?</text:p>
      <text:p text:style-name="P90"/>
      <text:p text:style-name="P90">ничего.<text:span text:style-name="T21"> блин. та потребности. что.</text:span></text:p>
      <text:p text:style-name="P90"/>
      <text:p text:style-name="P91">вот и всё. круги кругами. круги нужны. но депозиты нужны тоже. равно как тебе нужны депозиты чтоб заниматься картами.</text:p>
      <text:p text:style-name="P91"/>
      <text:p text:style-name="P91">у меня блядь в голове всё перепуталось.</text:p>
      <text:p text:style-name="P91"/>
      <text:p text:style-name="P92">у тебя сейчас разные проекты покупают запчасти к компам на разные ноуты.</text:p>
      <text:p text:style-name="P92"/>
      <text:p text:style-name="P92">да. и от этого в голове каша.</text:p>
      <text:p text:style-name="P92"/>
      <text:p text:style-name="P92">а по моему впервые в жизни у тебя в голове порядок. вспомни. насоклько тебе стрёмно когда в одном проекте у тебя 500грн а другие - более важные для тебя духовно - проекты не имеют ни копейки. лишь потому что они... неприбыльные.</text:p>
      <text:p text:style-name="P92"/>
      <text:p text:style-name="P93">...</text:p>
      <text:p text:style-name="P93"/>
      <text:p text:style-name="P93">серьёзно. иногда проектам просто надо иметь карточку с пассивным доходом. пускай это будет 10 копеек в месяц блин. но пусть БУДЕТ. понимаешь....</text:p>
      <text:p text:style-name="P93"/>
      <text:p text:style-name="P93">ты убедил меня. почти. я обещаю подумать над этим. хотя хз сколько я могу сделать таких карт.</text:p>
      <text:p text:style-name="P93"/>
      <text:p text:style-name="P93">блядь чувак. заказывай карты для выплат и не еби мозги. скажут лимит исчерпан закажешь парочку из других банков. серьёзно. и сразу поймёшь. что делать.</text:p>
      <text:p text:style-name="P93"/>
      <text:p text:style-name="P93">понимаешь мне спокойно только если каждый день. а на каждый день я открыть не могу.</text:p>
      <text:p text:style-name="P93"/>
      <text:p text:style-name="P93">я понимаю. ты увидишь. что лучше раз в месяц. намного. поверь.</text:p>
      <text:p text:style-name="P93"/>
      <text:p text:style-name="P94">я подумаю. щас-то у меня ничего нету. я завтра пойду тратить последних 40грн. на процессор.</text:p>
      <text:p text:style-name="P94"/>
      <text:p text:style-name="P94">........... всё нормально чувак. не парься. получится у тебя всё.</text:p>
      <text:p text:style-name="P94"/>
      <text:p text:style-name="P95">депозиты это такой же инструмент как и ... инструменты. поверь. если она твой проект.... ты можешь вполне собрать ей её телефон из запчастей из китая.</text:p>
      <text:p text:style-name="P95"/>
      <text:p text:style-name="P95">...</text:p>
      <text:p text:style-name="P95"/>
      <text:p text:style-name="P95">купить разбитый. или по запчастям. и останется только плату взять. и всё будет норм. представь.</text:p>
      <text:p text:style-name="P95"/>
      <text:p text:style-name="P95">брат. 800грн только <text:span text:style-name="T23">LCD.</text:span><text:span text:style-name="T22"> ещ</text:span>ё 100 тач. там дохера запчастей. микросхема стоит 1600 вроде.</text:p>
      <text:p text:style-name="P95"/>
      <text:p text:style-name="P95">угу. не палёная. </text:p>
      <text:p text:style-name="P95"/>
      <text:p text:style-name="P95">ну это будет дороже чем 3 штуки.</text:p>
      <text:p text:style-name="P95"/>
      <text:p text:style-name="P95">я насчитал 2600. и у тебя уже есть плата с тачем. осталось корпус.</text:p>
      <text:p text:style-name="P95"/>
      <text:p text:style-name="P96">эм... я подумаю. погоди.</text:p>
      <text:p text:style-name="P96"/>
      <text:p text:style-name="P97">погугли. по чём они все.</text:p>
      <text:p text:style-name="P97"/>
      <text:p text:style-name="P98">щас.</text:p>
      <text:p text:style-name="P143">4<text:span text:style-name="T22">500 получается. сама плата. с доставкой. пиздец.</text:span></text:p>
      <text:p text:style-name="P143"><text:span text:style-name="T22"/></text:p>
      <text:p text:style-name="P143"><text:span text:style-name="T22">... ввез</text:span><text:span text:style-name="T18">ённая легально. в украину. чем не вариант?</text:span></text:p>
      <text:p text:style-name="P143"><text:span text:style-name="T18"/></text:p>
      <text:p text:style-name="P143"><text:span text:style-name="T18">он обойдётся блядь в 8 тысяч.</text:span></text:p>
      <text:p text:style-name="P143"><text:span text:style-name="T18"/></text:p>
      <text:p text:style-name="P144"><text:span text:style-name="T18">ты можешь собрать. это главное. остальное вопрос поиска запчастей. и честно сказать если это всё можно купить из китая то блядь и думать нечего. материнская плата это самое дорогое. и ты это знаешь.</text:span></text:p>
      <text:p text:style-name="P144"><text:span text:style-name="T18"/></text:p>
      <text:p text:style-name="P144"><text:span text:style-name="T18">угу блядь. ещё косарь за то косарь за это. дороже выйдет.</text:span></text:p>
      <text:p text:style-name="P144"><text:span text:style-name="T18"/></text:p>
      <text:p text:style-name="P144"><text:span text:style-name="T18">дороже чем 6-7 тысяч?</text:span></text:p>
      <text:p text:style-name="P144"><text:span text:style-name="T18"/></text:p>
      <text:p text:style-name="P144"><text:span text:style-name="T18">...</text:span></text:p>
      <text:p text:style-name="P144"><text:span text:style-name="T18"/></text:p>
      <text:p text:style-name="P144"><text:span text:style-name="T18">это новые детали понимаешь ты или нет? новые запчасти блин. плёнка есть. которая "зубом не оторвёшь".</text:span></text:p>
      <text:p text:style-name="P144"><text:span text:style-name="T18"/></text:p>
      <text:p text:style-name="P144"><text:span text:style-name="T18">я оторвал. без напряга.</text:span></text:p>
      <text:p text:style-name="P144"><text:span text:style-name="T18"/></text:p>
      <text:p text:style-name="P144"><text:span text:style-name="T18">... да ты прав. ты не ту купил. позвони посоветуйся. тебе дадут другую.</text:span></text:p>
      <text:p text:style-name="P144"><text:span text:style-name="T18"/></text:p>
      <text:p text:style-name="P145"><text:span text:style-name="T18">дешевле не будет.</text:span></text:p>
      <text:p text:style-name="P145"><text:span text:style-name="T18"/></text:p>
      <text:p text:style-name="P155">мда т<text:span text:style-name="T18">ы прав. ладно. плевать. но идея была хорошая.</text:span></text:p>
      <text:p text:style-name="P155"><text:span text:style-name="T18"/></text:p>
      <text:p text:style-name="P155"><text:span text:style-name="T18">угу. хобби блядь. работать в минус. что это за хобби сука.</text:span></text:p>
      <text:p text:style-name="P155"><text:span text:style-name="T18"/></text:p>
      <text:p text:style-name="P155"><text:span text:style-name="T18">всё нормально. вспомни как ты Ольку мордой в подушку...</text:span></text:p>
      <text:p text:style-name="P155"><text:span text:style-name="T18"/></text:p>
      <text:p text:style-name="P155"><text:span text:style-name="T18">помню</text:span></text:p>
      <text:p text:style-name="P155"><text:span text:style-name="T18"/></text:p>
      <text:p text:style-name="P155"><text:span text:style-name="T18">охуенно. пиши дальше.</text:span></text:p>
      <text:p text:style-name="P54"/>
      <text:p text:style-name="P54"/>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9">для неё да.</text:p>
      <text:p text:style-name="P99">для меня нет.</text:p>
      <text:p text:style-name="P99">и она навязывает мол да.</text:p>
      <text:p text:style-name="P99">думаю может правда 20 проектов должны иметь свои карты. я хз.</text:p>
      <text:p text:style-name="P99"/>
      <text:p text:style-name="P99">я подумаю. ок.</text:p>
      <text:p text:style-name="P54"/>
      <text:p text:style-name="P54"/>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0">только этим всю жизнь и занимаюсь.</text:p>
      <text:p text:style-name="P100">пытаюсь видеть блядь внутренние процессы всего что нас обьединяет и т.п.</text:p>
      <text:p text:style-name="P100">честно аж тошнит уже от этого.</text:p>
      <text:p text:style-name="P100">на улицу не могу с ней без этого выйти.</text:p>
      <text:p text:style-name="P100">сразу думаю откуда ждать удар блин.</text:p>
      <text:p text:style-name="P100"/>
      <text:p text:style-name="P100">... ты живёшь в стране в которой бить чувака с бабкой нормально. бить слабого чувака.</text:p>
      <text:p text:style-name="P100"/>
      <text:p text:style-name="P100">бить чувака с бабкой которая притягивает неприятности.</text:p>
      <text:p text:style-name="P100"/>
      <text:p text:style-name="P100">... есть такое.</text:p>
      <text:p text:style-name="P100"/>
      <text:p text:style-name="P100">ок. она притягивает неприятности. а какие? и главное ПОЧЕМУ?</text:p>
      <text:p text:style-name="P100"/>
      <text:p text:style-name="P100">думаю ищет инструменты как ВЫЖИТЬ.</text:p>
      <text:p text:style-name="P100"/>
      <text:p text:style-name="P100">выживание ты добавил.</text:p>
      <text:p text:style-name="P100"/>
      <text:p text:style-name="P100">ок. отлично. тут всё.</text:p>
      <text:p text:style-name="P59"/>
      <text:p text:style-name="P54"/>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01">т.е. смотри. так навскидку. Группа СТРАХУЕТ проекты. от ЧП и т.п. но так почему помимо страховки не дать средств на блин их работу как по маслу?</text:p>
      <text:p text:style-name="P101"/>
      <text:p text:style-name="P101">...</text:p>
      <text:p text:style-name="P101"/>
      <text:p text:style-name="P101">иди.</text:p>
      <text:p text:style-name="P101"/>
      <text:p text:style-name="P101">... блин по поводу этого вопроса... я увидел её... эту... личность.... которая пытается мне всё отдать но у неё ничего нету... и мне аж плакать захотелось...</text:p>
      <text:p text:style-name="P101"/>
      <text:p text:style-name="P101">да. мощный инструмент. уходи. а почему у неё ничего нету хочешь узнать?</text:p>
      <text:p text:style-name="P101"/>
      <text:p text:style-name="P101">почему</text:p>
      <text:p text:style-name="P101"/>
      <text:p text:style-name="P101">потому что ты всё просрал. мотивируя тем что она навязывает свой мир.</text:p>
      <text:p text:style-name="P101"/>
      <text:p text:style-name="P101">.... прям всё? и где же блядь?</text:p>
      <text:p text:style-name="P101"/>
      <text:p text:style-name="P101">500 гривен куда делись напомни</text:p>
      <text:p text:style-name="P101"/>
      <text:p text:style-name="P101">эм............. </text:p>
      <text:p text:style-name="P101"/>
      <text:p text:style-name="P101">куда делись 500грн?</text:p>
      <text:p text:style-name="P101"/>
      <text:p text:style-name="P101">ультрасоник клинер. и завтра ещё куплю блин эту как её. процессор.</text:p>
      <text:p text:style-name="P101"/>
      <text:p text:style-name="P101">вот вот. ты потратил с умом. а раньше ты тратил блядь на фуфло. на жвачки сука. разбрасывался деньгами во дворе чтоб тебя возили на велике. забыл?</text:p>
      <text:p text:style-name="P101"/>
      <text:p text:style-name="P101">.... помню</text:p>
      <text:p text:style-name="P101"/>
      <text:p text:style-name="P101">ну вот и не еби мозги.</text:p>
      <text:p text:style-name="P101"/>
      <text:p text:style-name="P101">.............................................................................................................................................................................................................................................................................................................</text:p>
      <text:p text:style-name="P101"/>
      <text:p text:style-name="P101">ездил блядь в Киев за её деньги к каким-то дурам. орал блядь "дай деньги". и она тебе давала блядь всё что <text:s/>у неё было</text:p>
      <text:p text:style-name="P101"/>
      <text:p text:style-name="P101">У НЕЁ НИКОГДА НИЧЕГО НЕТУ БЛЯДЬ. Я ИНВЕСТИРОВАЛ В ЕЁ ЖЕ БУДУЩЕЕ.</text:p>
      <text:p text:style-name="P101"/>
      <text:p text:style-name="P101">брат.</text:p>
      <text:p text:style-name="P101"/>
      <text:p text:style-name="P101">?</text:p>
      <text:p text:style-name="P101"/>
      <text:p text:style-name="P101">а Оля тоже её будущее? взял блядь кредит. год прожил сука в Хмельницком. приехал блядь с минусом. отработал. через год снова кредит на дуру с Кременчуга. и мать заплатила.</text:p>
      <text:p text:style-name="P101"/>
      <text:p text:style-name="P101">брат. кредит рос из-за того что она требовала покупать вещи и не давала при этом бабла.</text:p>
      <text:p text:style-name="P101"/>
      <text:p text:style-name="P101">.......................................................................... давай поговорим об этом.</text:p>
      <text:p text:style-name="P101"/>
      <text:p text:style-name="P101">ЭТО ЕЁ ГЛАВНАЯ ФИШКА БЫЛА. ПЕРВЫЕ 20 ЛЕТ МОЕЙ ЖИЗНИ. СХОДИ КУПИ. И Я БЛЯДЬ ДУМАЛ ГДЕ СУКА ВЗЯТЬ БАБЛО И Т.П.</text:p>
      <text:p text:style-name="P101"/>
      <text:p text:style-name="P101">..............</text:p>
      <text:p text:style-name="P55"/>
      <text:p text:style-name="P101">И НЕ ГОВОРИ МНЕ ЧТО ТЫ НЕ ПОМНИШЬ ЭТИХ ФРАЗ МОЛ "ТЕБЕ ЧТО 20 ГРИВЕН ДЛЯ МАТЕРИ ЖАЛКО" КОГДА У МЕНЯ БЛЯДЬ ВОПРОС НЕ В 20ТИ ГРИВНАХ А В ТОМ ЧТО ЭТО НЕ КОНЧИТСЯ.</text:p>
      <text:p text:style-name="P101"/>
      <text:p text:style-name="P101">... это да. было. потому и говорю. депозиты.</text:p>
      <text:p text:style-name="P101"/>
      <text:p text:style-name="P101">да но депозиты только если блядь она сама мне всё остальное отдаёт.</text:p>
      <text:p text:style-name="P101"/>
      <text:p text:style-name="P101">не отдаст она тебе ничего.<text:span text:style-name="T25"> пока ты не откроешь карты под каждый проект. и на них не кинешь дивиденды.</text:span></text:p>
      <text:p text:style-name="P101"/>
      <text:p text:style-name="P102">....................... я устал. запутался. и от всех этих махинаций больше проектов становится. но не больше денег.</text:p>
      <text:p text:style-name="P102"/>
      <text:p text:style-name="P102">чувак. брат. Серёж. ты починил 3 компа в доме.</text:p>
      <text:p text:style-name="P102"/>
      <text:p text:style-name="P102">два.</text:p>
      <text:p text:style-name="P102"/>
      <text:p text:style-name="P102">два компа рабочих. в третьем нет клавиатуры. в четвёртом надо верх полностью поменять. и возможно нижнюю часть корпуса. в системник процессор завтра приедет. серьёзно. если что я тебе доверю так это компы. их чинить тут больше некому.<text:span text:style-name="T26"> даже в сервис центр нельзя блядь отнести. отнёс. сняли 4 штуки. и запороли матрицу суки...</text:span><text:span text:style-name="T27"> подумай. 1600 гривен и у тебя будет никогда не крученый пентиум. да за эти деньги можно разве что второй пентиум купить. такой же разбитый.</text:span></text:p>
      <text:p text:style-name="P102"/>
      <text:p text:style-name="P103">вот вот. за эти деньги можно целцый комп купить.</text:p>
      <text:p text:style-name="P103"/>
      <text:p text:style-name="P103">ОНА ВСПЛЫВЁТ. В ЭТОМ И ВОПРОС. СКОЛЬКО В КИТАЕ СТОИТ МАТРИЦА?</text:p>
      <text:p text:style-name="P103"/>
      <text:p text:style-name="P156">хз чувак. цен<text:span text:style-name="T18">ы как в украине. не вижу существенной разницы.</text:span></text:p>
      <text:p text:style-name="P156"><text:span text:style-name="T18"/></text:p>
      <text:p text:style-name="P156"><text:span text:style-name="T18">А НА АМАЗОНЕ?</text:span></text:p>
      <text:p text:style-name="P156"><text:span text:style-name="T18"/></text:p>
      <text:p text:style-name="P146">50 <text:span text:style-name="T22">долларов. один хер.</text:span></text:p>
      <text:p text:style-name="P146"><text:span text:style-name="T22"/></text:p>
      <text:p text:style-name="P146"><text:span text:style-name="T22">наконец</text:span><text:span text:style-name="T18">-то блин. у меня всё. жди пока всплывёт убитый дэлл.</text:span></text:p>
      <text:p text:style-name="P146"><text:span text:style-name="T18"/></text:p>
      <text:p text:style-name="P146"><text:span text:style-name="T18">не трать моё время. прошу. просто закончи ресёрч.</text:span></text:p>
      <text:p text:style-name="P146"><text:span text:style-name="T18"/></text:p>
      <text:p text:style-name="P146"><text:span text:style-name="T18">я сказал тебе что делать. депозиты открывай от группы на имя проектов. ты ведь сам сказал. депозиты нужны для работы. ты знаешь это. так же как и оборудование. </text:span></text:p>
      <text:p text:style-name="P146"><text:span text:style-name="T18"/></text:p>
      <text:p text:style-name="P146"><text:span text:style-name="T18">угу....</text:span></text:p>
      <text:p text:style-name="P146"><text:span text:style-name="T18"/></text:p>
      <text:p text:style-name="P146"><text:span text:style-name="T18">это лучше чем тратить деньги одного проекта на развитие другого. поверь мне. путаница именно от этого у тебя.</text:span></text:p>
      <text:p text:style-name="P146"><text:span text:style-name="T18"/></text:p>
      <text:p text:style-name="P146"><text:span text:style-name="T18">...</text:span></text:p>
      <text:p text:style-name="P146"><text:span text:style-name="T18"/></text:p>
      <text:p text:style-name="P146"><text:span text:style-name="T18">иди.</text:span></text:p>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04">хз чувак. менять бизнес ради мамы... посмотрим.</text:p>
      <text:p text:style-name="P104"/>
      <text:p text:style-name="P104">по поводу вопроса - образованием. </text:p>
      <text:p text:style-name="P104">но кроме этого - кучей инфы с телевизора.</text:p>
      <text:p text:style-name="P104">я не хочу чтоб она думала что инфа в её голове это актив.</text:p>
      <text:p text:style-name="P104"/>
      <text:p text:style-name="P104">вот и не будет думать. если просто будет иметь карту. блядь. ну ничего же сука не стоит. замути ей пенсию и всё. и себе тоже.</text:p>
      <text:p text:style-name="P59"/>
      <text:p text:style-name="P105">было бы из чего блин</text:p>
      <text:p text:style-name="P105"/>
      <text:p text:style-name="P105">она блядь тебе и готовит и всё. будь сука солидарен. вноси свою лепту.</text:p>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06">когда голод разьедает изнутри тогда и решает.</text:p>
      <text:p text:style-name="P106">а в основном не решает.</text:p>
      <text:p text:style-name="P106"/>
      <text:p text:style-name="P106">вот вот. она ищет решений повторяющихся проблем. только ей некогда думать в какую сторону их решать. это ты блядь гений-аналитик имеешь время подумать какой телефон искать. а она не знает.</text:p>
      <text:p text:style-name="P106"/>
      <text:p text:style-name="P106">...</text:p>
      <text:p text:style-name="P106"/>
      <text:p text:style-name="P106">иди.</text:p>
      <text:p text:style-name="P60"/>
      <text:p text:style-name="P55"/>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07">депозиты.... но это лишь часть проблемы.</text:p>
      <text:p text:style-name="P107">облегчённый вариант</text:p>
      <text:p text:style-name="P107">на деле тебе надо решить проблемы которые создаёт её образ жизни. </text:p>
      <text:p text:style-name="P107">а для этого надо блядь понять куда ты идёшь и ....................................................................................... обьяснить наверно. что ты продаёшь барахло потому что оно не так важно как гривны.</text:p>
      <text:p text:style-name="P107">хотя поверь гривны не так важны как это барахло. гривны нихера не стоят без действий.</text:p>
      <text:p text:style-name="P107">поверь. она не будет проёбывать.</text:p>
      <text:p text:style-name="P107">но подумай. блядь . 6 тыщ за 3 месяца что это за жизнь такая.</text:p>
      <text:p text:style-name="P107"/>
      <text:p text:style-name="P107">я не могу так жить. я .... я путаюсь. кто на кого депозиты открывает. дай всем блядь всё купи и <text:s/>всех финансируй. </text:p>
      <text:p text:style-name="P107">"ты ж мужик, купи всё".</text:p>
      <text:p text:style-name="P107"/>
      <text:p text:style-name="P107">ты был таким же. "ты ж мама, купи всё".</text:p>
      <text:p text:style-name="P107"/>
      <text:p text:style-name="P107">ТЫ ПОНИМАЕШЬ БЛЯДЬ ЧТО Я ГОЛОДАЛ? УХОДИЛ УТРОМ В ШКОЛУ И БЛЯДЬ ПЕРВАЯ ЕДА У МЕНЯ БЫЛА КОГДА ВОЗВРАЩАЛСЯ ДОМОЙ. ЭТО НЕ ЖИЗНЬ ЭТО ИЗДЕВАТЕЛЬСТВО. Я ДАЖЕ В ПОЛИТЕХЕ НЕ ИМЕЛ ДЕНЕГ НА КАРТОШКУ БЛИН. ТЫ ДУМАЕШЬ Я ПОЧЕМУ ЭТО ВСЁ БРОСИЛ?</text:p>
      <text:p text:style-name="P107"/>
      <text:p text:style-name="P107">... потому ты и такой побитый щас.</text:p>
      <text:p text:style-name="P107"/>
      <text:p text:style-name="P107">ВОТ ВОТ.</text:p>
      <text:p text:style-name="P107"/>
      <text:p text:style-name="P107">потому что тобой управляла баба.</text:p>
      <text:p text:style-name="P107"/>
      <text:p text:style-name="P107">... это тут при чём?</text:p>
      <text:p text:style-name="P107"/>
      <text:p text:style-name="P107">баба говорила тебе бросить айсек. и ты бросил. хотя ходил в футболке ЛК ЛЬВОВ ещё сука пол года.</text:p>
      <text:p text:style-name="P107"/>
      <text:p text:style-name="P107">было.</text:p>
      <text:p text:style-name="P107"/>
      <text:p text:style-name="P107">и уехал в Киев. Лишь бы не голодать.</text:p>
      <text:p text:style-name="P107"/>
      <text:p text:style-name="P107">было.</text:p>
      <text:p text:style-name="P107"/>
      <text:p text:style-name="P107">это её религия.</text:p>
      <text:p text:style-name="P107">голодай чтоб научиться выживать.</text:p>
      <text:p text:style-name="P107"/>
      <text:p text:style-name="P107">... хуёвая религия.</text:p>
      <text:p text:style-name="P107"/>
      <text:p text:style-name="P107">голодание можешь записать как проект. или... в этом проекта нету. это просто повторяющиеся проблемы.</text:p>
      <text:p text:style-name="P108">голодания разного рода (как повторяющаяся проблема)</text:p>
      <text:p text:style-name="P108"/>
      <text:p text:style-name="P109">...<text:span text:style-name="T17"> хз.</text:span></text:p>
      <text:p text:style-name="P109"><text:span text:style-name="T17"/></text:p>
      <text:p text:style-name="P109"><text:span text:style-name="T17">да. хз.</text:span></text:p>
      <text:p text:style-name="P109"><text:span text:style-name="T17"/></text:p>
      <text:p text:style-name="P109"><text:span text:style-name="T17">тут всё.</text:span></text:p>
      <text:p text:style-name="P109"><text:span text:style-name="T17"/></text:p>
      <text:p text:style-name="P110"><text:span text:style-name="T17">бля за две штуки можно тиг уелдер купить.</text:span></text:p>
      <text:p text:style-name="P110"><text:span text:style-name="T17"/></text:p>
      <text:p text:style-name="P110"><text:span text:style-name="T17">да. вот именно. у тебя щас синергия с проектом. он тебе инструменты а ты ему услуги. или производство. хз. выполняешь вещи на заказ. это не было запланировано.</text:span></text:p>
      <text:p text:style-name="P111"><text:span text:style-name="T17">т.е. по сути она щас взяла на себя роль Группы. потому что почувствовала чем ты занимаешься.</text:span></text:p>
      <text:p text:style-name="P111"><text:span text:style-name="T17"/></text:p>
      <text:p text:style-name="P111"><text:span text:style-name="T17">... я переложил на неё эту роль. потому что у меня нихуя нету.</text:span></text:p>
      <text:p text:style-name="P111"><text:span text:style-name="T17"/></text:p>
      <text:p text:style-name="P111"><text:span text:style-name="T17">вот вот. а почму у тебя нихуя нету?</text:span></text:p>
      <text:p text:style-name="P111"><text:span text:style-name="T17"/></text:p>
      <text:p text:style-name="P111"><text:span text:style-name="T17">.............................. потому что я не кручу ручки проектов.</text:span></text:p>
      <text:p text:style-name="P111"><text:span text:style-name="T17"/></text:p>
      <text:p text:style-name="P111"><text:span text:style-name="T17">И ВОТ МЫ СНОВА ПРИШЛИ К ЭТОЙ МЫСЛИ. ЧТОБ КРУТИЛИСЬ РУЧКИ ПРОЕКТОВ ОТКРОЙ НА ИХ ИМЯ ДЕПОЗИТ. т.е. да, можно развить проект так что всё будут делать роботы. но всё равно. роботам надо платить за электричество и т.п. всё можно конечно автоматизировать но НАХРЕНА?</text:span></text:p>
      <text:p text:style-name="P111"><text:span text:style-name="T17"/></text:p>
      <text:p text:style-name="P111"><text:span text:style-name="T17">эм</text:span></text:p>
      <text:p text:style-name="P111"><text:span text:style-name="T17"/></text:p>
      <text:p text:style-name="P111"><text:span text:style-name="T17">или ты думаешь что роботы и от ЧП себя восстановят?</text:span></text:p>
      <text:p text:style-name="P111"><text:span text:style-name="T17">думаешь они будут блядь чинить друг друга? заменять? что?</text:span></text:p>
      <text:p text:style-name="P111"><text:span text:style-name="T17"/></text:p>
      <text:p text:style-name="P111"><text:span text:style-name="T17">.......................................... это софтом решается.</text:span></text:p>
      <text:p text:style-name="P111"><text:span text:style-name="T17"/></text:p>
      <text:p text:style-name="P111"><text:span text:style-name="T17">ХВАТИТ! ЭТО НОВЫЙ ПРОЕКТ!</text:span></text:p>
      <text:p text:style-name="P111"><text:span text:style-name="T17"/></text:p>
      <text:p text:style-name="P111"><text:span text:style-name="T17">такой же.</text:span></text:p>
      <text:p text:style-name="P111"><text:span text:style-name="T17"/></text:p>
      <text:p text:style-name="P111"><text:span text:style-name="T17">тогда вся группа это один проект.</text:span></text:p>
      <text:p text:style-name="P111"><text:span text:style-name="T17"/></text:p>
      <text:p text:style-name="P111"><text:span text:style-name="T17">... хз</text:span></text:p>
      <text:p text:style-name="P111"><text:span text:style-name="T17"/></text:p>
      <text:p text:style-name="P111"><text:span text:style-name="T17">и мы опять вернулись к тому чтоб поровну делить между всеми проектами доходы. думаю проблема в том что у тебя просто нет стены между миром и ремонтом техники.</text:span></text:p>
      <text:p text:style-name="P111"><text:span text:style-name="T17"/></text:p>
      <text:p text:style-name="P112"><text:span text:style-name="T17">...</text:span></text:p>
      <text:p text:style-name="P112"><text:span text:style-name="T17"/></text:p>
      <text:p text:style-name="P112"><text:span text:style-name="T17">иди проветрись. я думаю ты сильно много задолжал запущенным проектам.</text:span></text:p>
      <text:p text:style-name="P112"><text:span text:style-name="T17"/></text:p>
      <text:p text:style-name="P112"><text:span text:style-name="T17">в смысле</text:span></text:p>
      <text:p text:style-name="P112"><text:span text:style-name="T17"/></text:p>
      <text:p text:style-name="P112"><text:span text:style-name="T17">в смысле у них много застоявшейся энергии. у них есть дифференциалы но в эти дифференциалы не поступает воздух который надо толкать.</text:span></text:p>
      <text:p text:style-name="P112"><text:span text:style-name="T17"/></text:p>
      <text:p text:style-name="P112"><text:span text:style-name="T17">это долг?</text:span></text:p>
      <text:p text:style-name="P112"><text:span text:style-name="T17"/></text:p>
      <text:p text:style-name="P112"><text:span text:style-name="T17">теперь да. теперь когда у тебя депозиты на каждый проект - не запущенность проектов (их не-работанье) воспринимается как долг</text:span></text:p>
      <text:p text:style-name="P112"><text:span text:style-name="T17"/></text:p>
      <text:p text:style-name="P112"><text:span text:style-name="T17">я хз</text:span></text:p>
      <text:p text:style-name="P112"><text:span text:style-name="T17"/></text:p>
      <text:p text:style-name="P112"><text:span text:style-name="T17">отдохни 5 минут и продолжим.</text:span></text:p>
      <text:p text:style-name="P112"><text:span text:style-name="T17"/></text:p>
      <text:p text:style-name="P112"><text:span text:style-name="T17">к</text:span></text:p>
      <text:p text:style-name="P112"><text:span text:style-name="T17"/></text:p>
      <text:p text:style-name="P113"><text:span text:style-name="T17">так. что тут?</text:span></text:p>
      <text:p text:style-name="P113"><text:span text:style-name="T17"/></text:p>
      <text:p text:style-name="P113"><text:span text:style-name="T17">депозиты. у меня всё.</text:span></text:p>
      <text:p text:style-name="P56"/>
      <text:p text:style-name="P56"/>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17">все ошибки.</text:p>
      <text:p text:style-name="P117">кторые были перманентны</text:p>
      <text:p text:style-name="P117">она расшатала заживление.</text:p>
      <text:p text:style-name="P117"/>
      <text:p text:style-name="P117">давай так. <text:span text:style-name="T16">перманентные повреждения. </text:span><text:span text:style-name="T17">проект.</text:span></text:p>
      <text:p text:style-name="P117"><text:span text:style-name="T17"/></text:p>
      <text:p text:style-name="P117"><text:span text:style-name="T17">к</text:span></text:p>
      <text:p text:style-name="P117"><text:span text:style-name="T17"/></text:p>
      <text:p text:style-name="P117"><text:span text:style-name="T17">очень важный.</text:span></text:p>
      <text:p text:style-name="P117"><text:span text:style-name="T17"/></text:p>
      <text:p text:style-name="P117"><text:span text:style-name="T17">к</text:span></text:p>
      <text:p text:style-name="P117"><text:span text:style-name="T17"/></text:p>
      <text:p text:style-name="P118"><text:span text:style-name="T17">отлично. поверь. этого хватит. на всю жизнь. тебе, ей и всем твоим мамозаменительным бабам.</text:span></text:p>
      <text:p text:style-name="P61"/>
      <text:p text:style-name="P61"/>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8">кормёжка.</text:p>
      <text:p text:style-name="P118">неограниченная любовь.</text:p>
      <text:p text:style-name="P118">безусловное кормление.</text:p>
      <text:p text:style-name="P118">удовлетворение желаний (читай гештальт)</text:p>
      <text:p text:style-name="P118">она мне как.... как санаторий блин. как бесплатный стрипклуб.</text:p>
      <text:p text:style-name="P118"/>
      <text:p text:style-name="P118">угу.</text:p>
      <text:p text:style-name="P118">проект запиши.</text:p>
      <text:p text:style-name="P118"><text:span text:style-name="T16">стриптиз</text:span>.</text:p>
      <text:p text:style-name="P118">поможет.</text:p>
      <text:p text:style-name="P57"/>
      <text:p text:style-name="P118">к</text:p>
      <text:p text:style-name="P57"/>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19">всех кто пожелает.</text:p>
      <text:p text:style-name="P119">такими же методами.</text:p>
      <text:p text:style-name="P119">отсюда моя привязанность к поддержке.</text:p>
      <text:p text:style-name="P119">потому что поддержка для меня метод лечения ран.</text:p>
      <text:p text:style-name="P119">от неё.</text:p>
      <text:p text:style-name="P119">мол когда она меня лечит - я.... когда она меня поддерживает я лечусь.</text:p>
      <text:p text:style-name="P119"/>
      <text:p text:style-name="P119">к</text:p>
      <text:p text:style-name="P119"/>
      <text:p text:style-name="P119">ну вот и славно. поддержку ты анализировал. с Олей.</text:p>
      <text:p text:style-name="P119">просто пометь как решено.</text:p>
      <text:p text:style-name="P119"/>
      <text:p text:style-name="P114">поддержка (решено)</text:p>
      <text:p text:style-name="P114"/>
      <text:p text:style-name="P120">вот и отлично.</text:p>
      <text:p text:style-name="P57"/>
      <text:p text:style-name="P57">…</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57">изб<text:span text:style-name="T18">ыточно. хороший вопрос. никакие. все её решения временны. образование только разве что. алгоритмы. работа типа. </text:span><text:span text:style-name="T20">превращение придурков в гениев</text:span><text:span text:style-name="T18">.</text:span></text:p>
      <text:p text:style-name="P157"><text:span text:style-name="T18"/></text:p>
      <text:p text:style-name="P157"><text:span text:style-name="T18">вот вот. это проект.</text:span></text:p>
      <text:p text:style-name="P123">у меня всё.</text:p>
      <text:p text:style-name="P51"/>
      <text:p text:style-name="P51"/>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4">та блядь научила тебя терпеть лёрнинг курв. типа вот блядь трудно - ничо терпи и учись и будет легко.</text:p>
      <text:p text:style-name="P124">лёрнинг курвы все в проект.</text:p>
      <text:p text:style-name="P124">все. сразу.</text:p>
      <text:p text:style-name="P124"/>
      <text:p text:style-name="P124">окей.</text:p>
      <text:p text:style-name="P124"/>
      <text:p text:style-name="P124">вот. охуенно.</text:p>
      <text:p text:style-name="P62"/>
      <text:p text:style-name="P57"/>
      <text:p text:style-name="P57">…</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5">младенец Серёжа говорит мне сегодняшнему. блин. весь мой дух воевать с ней как-то опустил руки.</text:p>
      <text:p text:style-name="P51"/>
      <text:p text:style-name="P51"/>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6">+</text:p>
      <text:p text:style-name="P126">300 раз благодарил</text:p>
      <text:p text:style-name="P126">постоянно благодарю.</text:p>
      <text:p text:style-name="P126">это ничего не меняет.</text:p>
      <text:p text:style-name="P52"/>
      <text:p text:style-name="P52"/>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6">+ угу все мои мамозаменители блин.</text:p>
      <text:p text:style-name="P126"><text:span text:style-name="T16">те кто тянет "за себя и за того парня"</text:span>,</text:p>
      <text:p text:style-name="P126">это проект. пиши.</text:p>
      <text:p text:style-name="P65"/>
      <text:p text:style-name="P65"/>
      <text:p text:style-name="P65"/>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8">инопланетянина с мамой</text:p>
      <text:p text:style-name="P128">представительницу его родовой линии.</text:p>
      <text:p text:style-name="P128">недалёкую</text:p>
      <text:p text:style-name="P128">в приклонном возрасте но боевую. </text:p>
      <text:p text:style-name="P128">ту которая бережёт спину.</text:p>
      <text:p text:style-name="P128"/>
      <text:p text:style-name="P128">пиши проект.</text:p>
      <text:p text:style-name="P115">беречь спину.</text:p>
      <text:p text:style-name="P115"/>
      <text:p text:style-name="P121">эм....</text:p>
      <text:p text:style-name="P121"/>
      <text:p text:style-name="P121">у меня всё.</text:p>
      <text:p text:style-name="P65"/>
      <text:p text:style-name="P65"/>
      <text:p text:style-name="P65"/>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9">депозиты. поверь. расцветёт.</text:p>
      <text:p text:style-name="P129"/>
      <text:p text:style-name="P129">...</text:p>
      <text:p text:style-name="P129"/>
      <text:p text:style-name="P129">если у группы будет 10тыс поверь раскидать по 500грн на 20 депозитов и будет супер.</text:p>
      <text:p text:style-name="P66"/>
      <text:p text:style-name="P66"/>
      <text:p text:style-name="P66"/>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2">депозиты. окей. не облагаются налогом в группу. и всё будет норм.</text:p>
      <text:p text:style-name="P122"/>
      <text:p text:style-name="P122">почему. облагается. это подарок <text:s/>ёпт. как оборудование.</text:p>
      <text:p text:style-name="P122"/>
      <text:p text:style-name="P122">а. ладно. тогда ещё лучше.</text:p>
      <text:p text:style-name="P75"/>
      <text:p text:style-name="P75"/>
      <text:p text:style-name="P75"/>
      <text:p text:style-name="P1"/>
      <text:p text:style-name="P40">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0">ничего. решение проблем.</text:p>
      <text:p text:style-name="P130">больше вроденичего не видит.</text:p>
      <text:p text:style-name="P130">она не знает кто я</text:p>
      <text:p text:style-name="P130">чувак неадекватный. которого надо залюбить досмерти и обвешать иконами.</text:p>
      <text:p text:style-name="P130">чтоб стал нормальным.</text:p>
      <text:p text:style-name="P130">если б не татуировка ты б вернулся намного раньше.</text:p>
      <text:p text:style-name="P130">потому что ты подражал ей.</text:p>
      <text:p text:style-name="P130">без татуировки ты подражаешь. а она через подражание манипулирует.</text:p>
      <text:p text:style-name="P130">сейчас ты не подражаешь и потому всё сам.</text:p>
      <text:p text:style-name="P130"/>
      <text:p text:style-name="P130">И ПОТОМУ МЕНЯ НЕ ПРИВЕДУТ ТУДА КУДА НЕ НАДО.</text:p>
      <text:p text:style-name="P130"/>
      <text:p text:style-name="P130">это другой вопрос.</text:p>
      <text:p text:style-name="P67"/>
      <text:p text:style-name="P67"/>
      <text:p text:style-name="P67"/>
      <text:p text:style-name="P1"/>
      <text:p text:style-name="P40">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27">неплохо бы защищать проекты. от таких вот халявщиц. которые хотят карту с депозитами плюс нихера не делать.</text:p>
      <text:p text:style-name="P127"/>
      <text:p text:style-name="P127">эм. ну ведь требование группы осталось прежнее. тратить деньги только на то что сделало свои круги. или то в чём круги сделаны.</text:p>
      <text:p text:style-name="P127"/>
      <text:p text:style-name="P127">я не знаю что тебе сказать. <text:s/>ты кругов не делаешь вообще. т.е. ты делал. и когда ты делал оно приносило пользу. но щас у тебя кругов нету вообще.</text:p>
      <text:p text:style-name="P127">ты их не крутишь. не крутишь аналитику. ты всё психология психология. это ж гештальт по сути. это другая полка.</text:p>
      <text:p text:style-name="P127">круги это другая полка. как ты можешь так жить блин.</text:p>
      <text:p text:style-name="P127">постоянно всё любить и ничего не есть?</text:p>
      <text:p text:style-name="P127">это ж высасывание из пальца.</text:p>
      <text:p text:style-name="P127">любят то что даёт взамен больше чем в него вложили.</text:p>
      <text:p text:style-name="P127"/>
      <text:p text:style-name="P127">вот вот.</text:p>
      <text:p text:style-name="P127"/>
      <text:p text:style-name="P127">у меня всё. можешь записать проект.</text:p>
      <text:p text:style-name="P127">"<text:span text:style-name="T16">высокий </text:span><text:span text:style-name="T24">ROI</text:span><text:span text:style-name="T23">"</text:span></text:p>
      <text:p text:style-name="P67"/>
      <text:p text:style-name="P67"/>
      <text:p text:style-name="P67"/>
      <text:p text:style-name="P67"/>
      <text:p text:style-name="P1"/>
      <text:p text:style-name="P40">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0">...</text:p>
      <text:p text:style-name="P158">т<text:span text:style-name="T18">ы анализировал вообще её работу?</text:span></text:p>
      <text:p text:style-name="P158"><text:span text:style-name="T18">что ты ей покупаешь?</text:span></text:p>
      <text:p text:style-name="P158"><text:span text:style-name="T18"/></text:p>
      <text:p text:style-name="P158"><text:span text:style-name="T18">она технику просит. ей типа надо для работы.</text:span></text:p>
      <text:p text:style-name="P158"><text:span text:style-name="T18"/></text:p>
      <text:p text:style-name="P158"><text:span text:style-name="T18">ТЫ АНАЛИЗИРОВАЛ ЕЁ НЕМЕЦКИЙ?</text:span></text:p>
      <text:p text:style-name="P158"><text:span text:style-name="T18"/></text:p>
      <text:p text:style-name="P158"><text:span text:style-name="T18">нет. хотя нет. да. анализировал. вспомни. сайт оценок ей делал. её класрум настраивал и т.п.</text:span></text:p>
      <text:p text:style-name="P158"><text:span text:style-name="T18">постоянно анализирую.</text:span></text:p>
      <text:p text:style-name="P158"><text:span text:style-name="T18"/></text:p>
      <text:p text:style-name="P158"><text:span text:style-name="T18">ТОГДА О КАКОМ ДЕПОЗИТЕ МОЖЕТ БЫТЬ РЕЧЬ?</text:span></text:p>
      <text:p text:style-name="P158"><text:span text:style-name="T18"/></text:p>
      <text:p text:style-name="P158"><text:span text:style-name="T18">...</text:span></text:p>
      <text:p text:style-name="P158"><text:span text:style-name="T18"/></text:p>
      <text:p text:style-name="P158"><text:span text:style-name="T18">ТЫ ПОНИМАЕШЬ ВООБЩЕ ЧТО ПРИСОСЁТСЯ К ДЕПОЗИТАМ И ТЫ ЕЁ ИСПОРТИШЬ?</text:span></text:p>
      <text:p text:style-name="P158"><text:span text:style-name="T18"/></text:p>
      <text:p text:style-name="P158"><text:span text:style-name="T18">а тебя портила халявная гречка ? или кабачки?</text:span></text:p>
      <text:p text:style-name="P158"><text:span text:style-name="T18"/></text:p>
      <text:p text:style-name="P158"><text:span text:style-name="T18">нет. но деньги это не кабачки. деньги потенциально могут быть и сигаретами.</text:span></text:p>
      <text:p text:style-name="P158"><text:span text:style-name="T18"/></text:p>
      <text:p text:style-name="P158"><text:span text:style-name="T18">эм</text:span></text:p>
      <text:p text:style-name="P158"><text:span text:style-name="T18"/></text:p>
      <text:p text:style-name="P158"><text:span text:style-name="T18">т.е. никаких депозитов пока не проанализирует...</text:span></text:p>
      <text:p text:style-name="P158"><text:span text:style-name="T18"/></text:p>
      <text:p text:style-name="P158"><text:span text:style-name="T18">под вопросом короче. требование простое. 14% её дохода мне. и другие требования</text:span></text:p>
      <text:p text:style-name="P158"><text:span text:style-name="T18"/></text:p>
      <text:p text:style-name="P158"><text:span text:style-name="T18">да блин.</text:span></text:p>
      <text:p text:style-name="P158"><text:span text:style-name="T18"/></text:p>
      <text:p text:style-name="P158"><text:span text:style-name="T18">ну вот и всё.</text:span></text:p>
      <text:p text:style-name="P67"/>
      <text:p text:style-name="P67"/>
      <text:p text:style-name="P67"/>
      <text:p text:style-name="P67"/>
      <text:p text:style-name="P1"/>
      <text:p text:style-name="P40">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1">хз. когда я.... когда я делаю результаты (любые, хорошие) она сразу думает мол вот, мой сын, а он это я, и т.п.</text:p>
      <text:p text:style-name="P131">ещё как бонус психология.</text:p>
      <text:p text:style-name="P131"/>
      <text:p text:style-name="P131">молодчинка. умничка. психологию подними.</text:p>
      <text:p text:style-name="P63"/>
      <text:p text:style-name="P63"/>
      <text:p text:style-name="P58">…</text:p>
      <text:p text:style-name="P38"/>
      <text:p text:style-name="P1"/>
      <text:p text:style-name="P40">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2">та депозиты блин. на все проекты. и не еби мозги. всё будет. ты ж вроде был не против депозитов внутри проекта. и деньги ВГ на проект даёт. я не понимаю чем плохо чтоб деньги которые ВГ даёт проекту - проект положил на депозит а не на аппаратуру.</text:p>
      <text:p text:style-name="P132"/>
      <text:p text:style-name="P132">аппаратура важнее.</text:p>
      <text:p text:style-name="P132"/>
      <text:p text:style-name="P132">да но если аппаратура есть. или если у ВГ нет денег на аппаратуру.</text:p>
      <text:p text:style-name="P132">иди. у меня всё.</text:p>
      <text:p text:style-name="P132"/>
      <text:p text:style-name="P132">к</text:p>
      <text:p text:style-name="P68"/>
      <text:p text:style-name="P68"/>
      <text:p text:style-name="P68"/>
      <text:p text:style-name="P40"/>
      <text:p text:style-name="P40">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59">дай ей увидеть каким т<text:span text:style-name="T18">ы можешь быть.</text:span></text:p>
      <text:p text:style-name="P159"><text:span text:style-name="T18">запиши проект "</text:span><text:span text:style-name="T20">всё что я хочу спрятать</text:span><text:span text:style-name="T18">". и поверь. она перавя тебя понесёт на руках.</text:span></text:p>
      <text:p text:style-name="P159"><text:span text:style-name="T18"/></text:p>
      <text:p text:style-name="P159"><text:span text:style-name="T18">к</text:span></text:p>
      <text:p text:style-name="P68"/>
      <text:p text:style-name="P133">у тебя есть навыки прятать. и спрятать можно что угодно. но она заинвестировала в тебя столько что она заслуживает увидеть то тебя правду.</text:p>
      <text:p text:style-name="P133"/>
      <text:p text:style-name="P133">к</text:p>
      <text:p text:style-name="P68"/>
      <text:p text:style-name="P1"/>
      <text:p text:style-name="P40">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4">халява. решено. смотри чтоб кто-то не присосался к её дивидендам.</text:p>
      <text:p text:style-name="P134"/>
      <text:p text:style-name="P135">не приоссётся. 14%. ты берёшь. на ВГ по сути. а ВГ тратит на компы и т.п</text:p>
      <text:p text:style-name="P135">условно говоря. когда ты тратишь там 50грн её денег ты просто не кладёшь это "вначале на полку ВГ а потом с полки на оборудование". ты тратил сразу на оборудование.</text:p>
      <text:p text:style-name="P135">это не проекты поддерживают друг друга. это ВГ в действии.</text:p>
      <text:p text:style-name="P135"/>
      <text:p text:style-name="P135">оу. ок.</text:p>
      <text:p text:style-name="P135"/>
      <text:p text:style-name="P135">вот и отлично.</text:p>
      <text:p text:style-name="P135"/>
      <text:p text:style-name="P135">блин.... она золото.</text:p>
      <text:p text:style-name="P135"/>
      <text:p text:style-name="P135">да.</text:p>
      <text:p text:style-name="P69"/>
      <text:p text:style-name="P69"/>
      <text:p text:style-name="P69"/>
      <text:p text:style-name="P1"/>
      <text:p text:style-name="P40">Вопрос №35.</text:p>
      <text:p text:style-name="P13">Что другие люди колдуют <text:span text:style-name="T10">(притягивают в твою жизнь) </text:span>связанного с этой вещью?</text:p>
      <text:p text:style-name="P3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6">актив.</text:p>
      <text:p text:style-name="P136">деньги типа.</text:p>
      <text:p text:style-name="P136">урвать</text:p>
      <text:p text:style-name="P136">ты слышал. как родственники пляшут вокруг неё "отдай деньги".</text:p>
      <text:p text:style-name="P136">ты хоть взамен что-то даёшь.</text:p>
      <text:p text:style-name="P136"/>
      <text:p text:style-name="P136">я не даю ничего "взамен". она часть группы.<text:span text:style-name="T28"> проект группы.</text:span></text:p>
      <text:p text:style-name="P136"/>
      <text:p text:style-name="P136">вот и отлично.</text:p>
      <text:p text:style-name="P70"/>
      <text:p text:style-name="P70"/>
      <text:p text:style-name="P70"/>
      <text:p text:style-name="P1"/>
      <text:p text:style-name="P41">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137">унижают её.</text:p>
      <text:p text:style-name="P137"/>
      <text:p text:style-name="P137">а что ты делаешь когда другие унижают твой проект?</text:p>
      <text:p text:style-name="P137"/>
      <text:p text:style-name="P137">эм............ круги анализирую хз.</text:p>
      <text:p text:style-name="P137"/>
      <text:p text:style-name="P137">вот вот.</text:p>
      <text:p text:style-name="P137"/>
      <text:p text:style-name="P137">что вот вот</text:p>
      <text:p text:style-name="P137"/>
      <text:p text:style-name="P137">ты анализируешь круги. и они дают дивиденды. в виде перфекционизма. купил ультразвуковую мойку блин. купил то купил сё. компы ковыряешь.</text:p>
      <text:p text:style-name="P137"/>
      <text:p text:style-name="P116">видимость работы <text:span text:style-name="T17">допиши как проект.</text:span></text:p>
      <text:p text:style-name="P116"><text:span text:style-name="T17"/></text:p>
      <text:p text:style-name="P116"><text:span text:style-name="T17">к</text:span></text:p>
      <text:p text:style-name="P116"><text:span text:style-name="T17"/></text:p>
      <text:p text:style-name="P116"><text:span text:style-name="T17">а кроме этого ты всё делаеь.</text:span></text:p>
      <text:p text:style-name="P116"><text:span text:style-name="T17"/></text:p>
      <text:p text:style-name="P116"><text:span text:style-name="T17">к</text:span></text:p>
      <text:p text:style-name="P116"><text:span text:style-name="T17"/></text:p>
      <text:p text:style-name="P116"><text:span text:style-name="T17">у меня всё. хули. ты гений. просто ленивый.</text:span></text:p>
      <text:p text:style-name="P116"><text:span text:style-name="T17"/></text:p>
      <text:p text:style-name="P116"><text:span text:style-name="T17">в смысле</text:span></text:p>
      <text:p text:style-name="P116"><text:span text:style-name="T17"/></text:p>
      <text:p text:style-name="P116">лень <text:span text:style-name="T17">ещё допиши</text:span></text:p>
      <text:p text:style-name="P116"><text:span text:style-name="T17"/></text:p>
      <text:p text:style-name="P116"><text:span text:style-name="T17">к</text:span></text:p>
      <text:p text:style-name="P116"><text:span text:style-name="T17"/></text:p>
      <text:p text:style-name="P116"><text:span text:style-name="T17">вот теперь точно всё.</text:span></text:p>
      <text:p text:style-name="P71"/>
      <text:p text:style-name="P71"/>
      <text:p text:style-name="P71"/>
      <text:p text:style-name="P1"/>
      <text:p text:style-name="P42">Вопрос №37.</text:p>
      <text:p text:style-name="P14">Что ЭТА ПРОБЛЕМА решает?</text:p>
      <text:p text:style-name="P42">(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8">всю еду, квартплаты, связи с общественностью, логистику внутри дома, аренды.... я хз. одежду, стирку, готовку. </text:p>
      <text:p text:style-name="P138"/>
      <text:p text:style-name="P138">всё это проекты.</text:p>
      <text:p text:style-name="P138"/>
      <text:p text:style-name="P138">............................ ты гоооооооооооонишь.</text:p>
      <text:p text:style-name="P138"/>
      <text:p text:style-name="P138">да. не гоню. это проекты. её проекты.</text:p>
      <text:p text:style-name="P138"/>
      <text:p text:style-name="P138">.................................</text:p>
      <text:p text:style-name="P138"/>
      <text:p text:style-name="P138">иди.</text:p>
      <text:p text:style-name="P72"/>
      <text:p text:style-name="P72"/>
      <text:p text:style-name="P72"/>
      <text:p text:style-name="P42"/>
      <text:p text:style-name="P42">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8">когда ещё люди были животными а животные были теплокровными.......... мышки тоже блин друг дуругу шерсть лижут. а птички друг дурга кормят червячками. я переношу на себя то что она запрограммирована делать эволюционно блядь.</text:p>
      <text:p text:style-name="P138">а она всю жизнь ноет что ей "трудно". хотя на деле она просто пытается меня выбросить из гнезда. избавиться от меня.</text:p>
      <text:p text:style-name="P138">короче. либо она в группе (и играет по моим правилам) либо идёт нахуй.</text:p>
      <text:p text:style-name="P138"/>
      <text:p text:style-name="P138">к</text:p>
      <text:p text:style-name="P138"/>
      <text:p text:style-name="P72"/>
      <text:p text:style-name="P72"/>
      <text:p text:style-name="P72"/>
      <text:p text:style-name="P42"/>
      <text:p text:style-name="P42">Вопрос №39.</text:p>
      <text:p text:style-name="P14">Что ЭТА ПРОБЛЕМА колдует?</text:p>
      <text:p text:style-name="P43">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9">уже триста раз сказаал. проблемы в которых я научусь выживать.</text:p>
      <text:p text:style-name="P139">можешь это даже вынести как продублированный проект.</text:p>
      <text:p text:style-name="P139">хотя это просто затычка.</text:p>
      <text:p text:style-name="P73"/>
      <text:p text:style-name="P73"/>
      <text:p text:style-name="P73"/>
      <text:p text:style-name="P1"/>
      <text:p text:style-name="P42">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м</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39">ты нашел ей мобилу.</text:p>
      <text:p text:style-name="P139">починил компьютер.</text:p>
      <text:p text:style-name="P139">вот решил блин проблему с телевизором за 200 гривен.</text:p>
      <text:p text:style-name="P139">ну т.е. не решил ещё. но ... в процессе.</text:p>
      <text:p text:style-name="P139">решишь. без проблем решишь. лишь бы ей это было надо.</text:p>
      <text:p text:style-name="P139">ещё бы блядь делал это за свои деньги...</text:p>
      <text:p text:style-name="P139"/>
      <text:p text:style-name="P139">что</text:p>
      <text:p text:style-name="P139"/>
      <text:p text:style-name="P139">за деньги группы.</text:p>
      <text:p text:style-name="P139"/>
      <text:p text:style-name="P139">группа может помочь проекту. но если проекту это по карману то не морочь голову</text:p>
      <text:p text:style-name="P139"/>
      <text:p text:style-name="P139">да. так есть. ок ладно. тут всё.</text:p>
      <text:p text:style-name="P139"/>
      <text:p text:style-name="P139">к</text:p>
      <text:p text:style-name="P140"/>
      <text:p text:style-name="P140">вопрос по карману или нет судить не тебе. ты не знаешь её планов.</text:p>
      <text:p text:style-name="P140"/>
      <text:p text:style-name="P141">какие у неё могут быть планы блядь? арбуз купить?</text:p>
      <text:p text:style-name="P141"/>
      <text:p text:style-name="P141">30 тысяч лишними не бывают. в месяц уходит 2-3 штуки на хату. ещё 2-3 штуки на еду. итого 6 штук в месяц. т.е. у неё на 5 месяцев жизни хватит. и помимо этого всё.</text:p>
      <text:p text:style-name="P141">что будет если у неё телефон украдут?</text:p>
      <text:p text:style-name="P141"/>
      <text:p text:style-name="P141">купит новый. или включит леново пока не купит новый. это вторая мобила.</text:p>
      <text:p text:style-name="P141"/>
      <text:p text:style-name="P141">ок согласен. значит почини всю технику.</text:p>
      <text:p text:style-name="P141"/>
      <text:p text:style-name="P141">... депозитов у неё нету.</text:p>
      <text:p text:style-name="P141"/>
      <text:p text:style-name="P141">будут.<text:span text:style-name="T29"> щас вопрос не в депозитах. а в том что она не развивается. купи ей этот слоумо телефон и всё будет чики пуки.</text:span></text:p>
      <text:p text:style-name="P141"/>
      <text:p text:style-name="P142">он не всплывает. и если честно меня задолбало искать предложение аналогичное тому какое было. </text:p>
      <text:p text:style-name="P142"/>
      <text:p text:style-name="P142">... сьезди на радиорынок. на днях. хз когда у тебя получится. сегодня ты занят. может завтра. у меня всё чувак. нет никаких сомнений в том что ты разобрался. во всём.</text:p>
      <text:p text:style-name="P142"/>
      <text:p text:style-name="P142">...</text:p>
      <text:p text:style-name="P142"/>
      <text:p text:style-name="P142">во всём блядь.</text:p>
      <text:p text:style-name="P142"/>
      <text:p text:style-name="P142">...</text:p>
      <text:p text:style-name="P142"/>
      <text:p text:style-name="P142">во ... всём...</text:p>
      <text:p text:style-name="P142"/>
      <text:p text:style-name="P142">хочется расплакаться. и обнять себя самого..</text:p>
      <text:p text:style-name="P142"/>
      <text:p text:style-name="P142">наконец-то.</text:p>
      <text:p text:style-name="P74"/>
      <text:p text:style-name="P74"/>
      <text:p text:style-name="P74"/>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0T03:31:37.063000000</meta:creation-date>
    <meta:editing-duration>PT3H59M10S</meta:editing-duration>
    <meta:editing-cycles>80</meta:editing-cycles>
    <meta:generator>LibreOffice/7.0.0.3$Windows_x86 LibreOffice_project/8061b3e9204bef6b321a21033174034a5e2ea88e</meta:generator>
    <dc:title>Вопросник</dc:title>
    <dc:date>2020-08-20T07:31:21.059000000</dc:date>
    <meta:document-statistic meta:table-count="0" meta:image-count="0" meta:object-count="0" meta:page-count="1" meta:paragraph-count="793" meta:word-count="8162" meta:character-count="49058" meta:non-whitespace-character-count="41636"/>
    <meta:template xlink:type="simple" xlink:actuate="onRequest" xlink:title="Вопросник" xlink:href="../../../AppData/Roaming/LibreOffice/4/user/template/Вопросник.ott" meta:date="2020-08-20T03:31:32.017000000"/>
  </office:meta>
</office:document-meta>
</file>